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nux Libertine G" svg:font-family="'Linux Libertine G'" style:font-pitch="variable"/>
    <style:font-face style:name="Arial" svg:font-family="Arial" style:font-family-generic="roman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Arial1" svg:font-family="Arial" style:font-family-generic="system" style:font-pitch="variable"/>
    <style:font-face style:name="Linux Libertine G1" svg:font-family="'Linux Libertine G'" style:font-family-generic="system" style:font-pitch="variable"/>
  </office:font-face-decls>
  <office:automatic-styles>
    <style:style style:name="Table1" style:family="table">
      <style:table-properties style:width="15.926cm" fo:margin-left="0cm" fo:margin-top="0cm" fo:margin-bottom="0cm" table:align="left"/>
    </style:style>
    <style:style style:name="Table1.A" style:family="table-column">
      <style:table-column-properties style:column-width="15.926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176cm" fo:border="1pt solid #000000"/>
    </style:style>
    <style:style style:name="Table1.A5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ela1" style:family="table">
      <style:table-properties style:width="15.926cm" fo:margin-left="0cm" fo:margin-top="0cm" fo:margin-bottom="0cm" table:align="left"/>
    </style:style>
    <style:style style:name="Tabela1.A" style:family="table-column">
      <style:table-column-properties style:column-width="15.926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" fo:padding="0.176cm" fo:border="1pt solid #000000"/>
    </style:style>
    <style:style style:name="Tabela1.A5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ela10" style:family="table">
      <style:table-properties style:width="15.926cm" fo:margin-left="0cm" fo:margin-top="0cm" fo:margin-bottom="0cm" table:align="left"/>
    </style:style>
    <style:style style:name="Tabela10.A" style:family="table-column">
      <style:table-column-properties style:column-width="15.926cm"/>
    </style:style>
    <style:style style:name="Tabela10.1" style:family="table-row">
      <style:table-row-properties fo:keep-together="auto"/>
    </style:style>
    <style:style style:name="Tabela10.A1" style:family="table-cell">
      <style:table-cell-properties style:vertical-align="" fo:padding="0.176cm" fo:border="1pt solid #000000"/>
    </style:style>
    <style:style style:name="Tabela10.A4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ela11" style:family="table">
      <style:table-properties style:width="15.926cm" fo:margin-left="0cm" fo:margin-top="0cm" fo:margin-bottom="0cm" table:align="left"/>
    </style:style>
    <style:style style:name="Tabela11.A" style:family="table-column">
      <style:table-column-properties style:column-width="15.926cm"/>
    </style:style>
    <style:style style:name="Tabela11.1" style:family="table-row">
      <style:table-row-properties fo:keep-together="auto"/>
    </style:style>
    <style:style style:name="Tabela11.A1" style:family="table-cell">
      <style:table-cell-properties style:vertical-align="" fo:padding="0.176cm" fo:border="1pt solid #000000"/>
    </style:style>
    <style:style style:name="Tabela11.A4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ela12" style:family="table">
      <style:table-properties style:width="15.926cm" fo:margin-left="0cm" fo:margin-top="0cm" fo:margin-bottom="0cm" table:align="left"/>
    </style:style>
    <style:style style:name="Tabela12.A" style:family="table-column">
      <style:table-column-properties style:column-width="15.926cm"/>
    </style:style>
    <style:style style:name="Tabela12.1" style:family="table-row">
      <style:table-row-properties fo:keep-together="auto"/>
    </style:style>
    <style:style style:name="Tabela12.A1" style:family="table-cell">
      <style:table-cell-properties style:vertical-align="" fo:padding="0.176cm" fo:border="1pt solid #000000"/>
    </style:style>
    <style:style style:name="Tabela12.A4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ela13" style:family="table">
      <style:table-properties style:width="15.926cm" fo:margin-left="0cm" fo:margin-top="0cm" fo:margin-bottom="0cm" table:align="left"/>
    </style:style>
    <style:style style:name="Tabela13.A" style:family="table-column">
      <style:table-column-properties style:column-width="15.926cm"/>
    </style:style>
    <style:style style:name="Tabela13.1" style:family="table-row">
      <style:table-row-properties fo:keep-together="auto"/>
    </style:style>
    <style:style style:name="Tabela13.A1" style:family="table-cell">
      <style:table-cell-properties style:vertical-align="" fo:padding="0.176cm" fo:border="1pt solid #000000"/>
    </style:style>
    <style:style style:name="Tabela13.A4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ela14" style:family="table">
      <style:table-properties style:width="15.926cm" fo:margin-left="0cm" fo:margin-top="0cm" fo:margin-bottom="0cm" table:align="left"/>
    </style:style>
    <style:style style:name="Tabela14.A" style:family="table-column">
      <style:table-column-properties style:column-width="15.926cm"/>
    </style:style>
    <style:style style:name="Tabela14.1" style:family="table-row">
      <style:table-row-properties fo:keep-together="auto"/>
    </style:style>
    <style:style style:name="Tabela14.A1" style:family="table-cell">
      <style:table-cell-properties style:vertical-align="" fo:padding="0.176cm" fo:border="1pt solid #000000"/>
    </style:style>
    <style:style style:name="Tabela14.A4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ela15" style:family="table">
      <style:table-properties style:width="15.926cm" fo:margin-left="0cm" fo:margin-top="0cm" fo:margin-bottom="0cm" table:align="left"/>
    </style:style>
    <style:style style:name="Tabela15.A" style:family="table-column">
      <style:table-column-properties style:column-width="15.926cm"/>
    </style:style>
    <style:style style:name="Tabela15.1" style:family="table-row">
      <style:table-row-properties fo:keep-together="auto"/>
    </style:style>
    <style:style style:name="Tabela15.A1" style:family="table-cell">
      <style:table-cell-properties style:vertical-align="" fo:padding="0.176cm" fo:border="1pt solid #000000"/>
    </style:style>
    <style:style style:name="Tabela15.A4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ela16" style:family="table">
      <style:table-properties style:width="15.926cm" fo:margin-left="0cm" fo:margin-top="0cm" fo:margin-bottom="0cm" table:align="left"/>
    </style:style>
    <style:style style:name="Tabela16.A" style:family="table-column">
      <style:table-column-properties style:column-width="15.926cm"/>
    </style:style>
    <style:style style:name="Tabela16.1" style:family="table-row">
      <style:table-row-properties fo:keep-together="auto"/>
    </style:style>
    <style:style style:name="Tabela16.A1" style:family="table-cell">
      <style:table-cell-properties style:vertical-align="" fo:padding="0.176cm" fo:border="1pt solid #000000"/>
    </style:style>
    <style:style style:name="Tabela16.A4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ela17" style:family="table">
      <style:table-properties style:width="15.926cm" fo:margin-left="0cm" fo:margin-top="0cm" fo:margin-bottom="0cm" table:align="left"/>
    </style:style>
    <style:style style:name="Tabela17.A" style:family="table-column">
      <style:table-column-properties style:column-width="15.926cm"/>
    </style:style>
    <style:style style:name="Tabela17.1" style:family="table-row">
      <style:table-row-properties fo:keep-together="auto"/>
    </style:style>
    <style:style style:name="Tabela17.A1" style:family="table-cell">
      <style:table-cell-properties style:vertical-align="" fo:padding="0.176cm" fo:border="1pt solid #000000"/>
    </style:style>
    <style:style style:name="Tabela17.A4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ela18" style:family="table">
      <style:table-properties style:width="15.926cm" fo:margin-left="0cm" fo:margin-top="0cm" fo:margin-bottom="0cm" table:align="left"/>
    </style:style>
    <style:style style:name="Tabela18.A" style:family="table-column">
      <style:table-column-properties style:column-width="15.926cm"/>
    </style:style>
    <style:style style:name="Tabela18.1" style:family="table-row">
      <style:table-row-properties fo:keep-together="auto"/>
    </style:style>
    <style:style style:name="Tabela18.A1" style:family="table-cell">
      <style:table-cell-properties style:vertical-align="" fo:padding="0.176cm" fo:border="1pt solid #000000"/>
    </style:style>
    <style:style style:name="Tabela18.A4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ela2" style:family="table">
      <style:table-properties style:width="16.007cm" fo:margin-left="0cm" fo:margin-top="0cm" fo:margin-bottom="0cm" table:align="left"/>
    </style:style>
    <style:style style:name="Tabela2.A" style:family="table-column">
      <style:table-column-properties style:column-width="16.007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" fo:padding="0.176cm" fo:border="1pt solid #000000"/>
    </style:style>
    <style:style style:name="Tabela2.A4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ela3" style:family="table">
      <style:table-properties style:width="15.926cm" fo:margin-left="0cm" fo:margin-top="0cm" fo:margin-bottom="0cm" table:align="left"/>
    </style:style>
    <style:style style:name="Tabela3.A" style:family="table-column">
      <style:table-column-properties style:column-width="15.926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" fo:padding="0.176cm" fo:border="1pt solid #000000"/>
    </style:style>
    <style:style style:name="Tabela3.A4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ela4" style:family="table">
      <style:table-properties style:width="15.926cm" fo:margin-left="0cm" fo:margin-top="0cm" fo:margin-bottom="0cm" table:align="left"/>
    </style:style>
    <style:style style:name="Tabela4.A" style:family="table-column">
      <style:table-column-properties style:column-width="15.926cm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" fo:padding="0.176cm" fo:border="1pt solid #000000"/>
    </style:style>
    <style:style style:name="Tabela4.A4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ela7" style:family="table">
      <style:table-properties style:width="15.926cm" fo:margin-left="0cm" fo:margin-top="0cm" fo:margin-bottom="0cm" table:align="left"/>
    </style:style>
    <style:style style:name="Tabela7.A" style:family="table-column">
      <style:table-column-properties style:column-width="15.926cm"/>
    </style:style>
    <style:style style:name="Tabela7.1" style:family="table-row">
      <style:table-row-properties fo:keep-together="auto"/>
    </style:style>
    <style:style style:name="Tabela7.A1" style:family="table-cell">
      <style:table-cell-properties style:vertical-align="" fo:padding="0.176cm" fo:border="1pt solid #000000"/>
    </style:style>
    <style:style style:name="Tabela7.A4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P1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2" style:family="paragraph" style:parent-style-name="Standard">
      <style:paragraph-properties fo:line-height="100%" fo:orphans="0" fo:widows="0"/>
    </style:style>
    <style:style style:name="P3" style:family="paragraph" style:parent-style-name="Standard">
      <style:paragraph-properties fo:line-height="100%" fo:orphans="0" fo:widows="0"/>
      <style:text-properties officeooo:paragraph-rsid="0001eaea"/>
    </style:style>
    <style:style style:name="P4" style:family="paragraph" style:parent-style-name="Standard">
      <style:paragraph-properties fo:line-height="100%" fo:orphans="0" fo:widows="0"/>
      <style:text-properties officeooo:paragraph-rsid="00048e6d"/>
    </style:style>
    <style:style style:name="P5" style:family="paragraph" style:parent-style-name="Standard">
      <style:paragraph-properties fo:line-height="100%" fo:orphans="0" fo:widows="0"/>
      <style:text-properties officeooo:paragraph-rsid="000fd82e"/>
    </style:style>
    <style:style style:name="P6" style:family="paragraph" style:parent-style-name="Standard">
      <style:paragraph-properties fo:line-height="100%" fo:orphans="0" fo:widows="0"/>
      <style:text-properties officeooo:paragraph-rsid="00123ead"/>
    </style:style>
    <style:style style:name="P7" style:family="paragraph" style:parent-style-name="Standard">
      <style:paragraph-properties fo:line-height="100%" fo:orphans="0" fo:widows="0"/>
      <style:text-properties officeooo:paragraph-rsid="0013c4ba"/>
    </style:style>
    <style:style style:name="P8" style:family="paragraph" style:parent-style-name="Standard">
      <style:paragraph-properties fo:line-height="100%" fo:orphans="0" fo:widows="0"/>
      <style:text-properties officeooo:paragraph-rsid="00168dfd"/>
    </style:style>
    <style:style style:name="P9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10" style:family="paragraph" style:parent-style-name="Standard">
      <style:text-properties officeooo:paragraph-rsid="0001eaea"/>
    </style:style>
    <style:style style:name="P11" style:family="paragraph" style:parent-style-name="Standard">
      <style:text-properties officeooo:paragraph-rsid="0003b1c2"/>
    </style:style>
    <style:style style:name="P12" style:family="paragraph" style:parent-style-name="Standard">
      <style:paragraph-properties fo:line-height="100%" fo:orphans="0" fo:widows="0"/>
      <style:text-properties fo:font-weight="bold" officeooo:rsid="000783e6" officeooo:paragraph-rsid="000783e6" style:font-weight-asian="bold" style:font-weight-complex="bold"/>
    </style:style>
    <style:style style:name="P13" style:family="paragraph" style:parent-style-name="Standard">
      <style:paragraph-properties fo:line-height="100%" fo:orphans="0" fo:widows="0"/>
      <style:text-properties fo:font-weight="bold" officeooo:rsid="000783e6" officeooo:paragraph-rsid="000fd82e" style:font-weight-asian="bold" style:font-weight-complex="bold"/>
    </style:style>
    <style:style style:name="P14" style:family="paragraph" style:parent-style-name="Standard">
      <style:paragraph-properties fo:line-height="100%" fo:orphans="0" fo:widows="0"/>
      <style:text-properties fo:font-weight="bold" officeooo:paragraph-rsid="000fd82e" style:font-weight-asian="bold"/>
    </style:style>
    <style:style style:name="P15" style:family="paragraph" style:parent-style-name="Standard">
      <style:paragraph-properties fo:line-height="100%" fo:orphans="0" fo:widows="0"/>
      <style:text-properties fo:font-weight="bold" officeooo:paragraph-rsid="00123ead" style:font-weight-asian="bold"/>
    </style:style>
    <style:style style:name="P16" style:family="paragraph" style:parent-style-name="Standard">
      <style:paragraph-properties fo:line-height="100%" fo:orphans="0" fo:widows="0"/>
      <style:text-properties fo:font-weight="bold" officeooo:paragraph-rsid="0013c4ba" style:font-weight-asian="bold"/>
    </style:style>
    <style:style style:name="P17" style:family="paragraph" style:parent-style-name="Standard">
      <style:paragraph-properties fo:line-height="100%" fo:orphans="0" fo:widows="0"/>
      <style:text-properties fo:font-weight="bold" officeooo:paragraph-rsid="00168dfd" style:font-weight-asian="bold"/>
    </style:style>
    <style:style style:name="P18" style:family="paragraph" style:parent-style-name="Standard">
      <style:paragraph-properties fo:line-height="100%" fo:orphans="0" fo:widows="0"/>
      <style:text-properties fo:font-weight="bold" officeooo:paragraph-rsid="00173e20" style:font-weight-asian="bold"/>
    </style:style>
    <style:style style:name="P19" style:family="paragraph" style:parent-style-name="Standard">
      <style:text-properties fo:font-size="18pt" fo:font-weight="bold" style:font-size-asian="18pt" style:font-weight-asian="bold" style:font-size-complex="18pt"/>
    </style:style>
    <style:style style:name="P20" style:family="paragraph" style:parent-style-name="Standard">
      <style:text-properties officeooo:paragraph-rsid="0008c5c9"/>
    </style:style>
    <style:style style:name="P21" style:family="paragraph" style:parent-style-name="Standard">
      <style:paragraph-properties fo:line-height="100%" fo:text-align="start" style:justify-single-word="false" fo:orphans="0" fo:widows="0"/>
      <style:text-properties style:text-position="0% 100%" fo:font-weight="normal" officeooo:rsid="0008c5c9" officeooo:paragraph-rsid="00123ead" style:font-weight-asian="normal" style:font-weight-complex="normal"/>
    </style:style>
    <style:style style:name="P22" style:family="paragraph" style:parent-style-name="Standard">
      <style:paragraph-properties fo:line-height="100%" fo:text-align="start" style:justify-single-word="false" fo:orphans="0" fo:widows="0"/>
      <style:text-properties style:text-position="0% 100%" fo:font-weight="normal" officeooo:rsid="0008c5c9" officeooo:paragraph-rsid="0013c4ba" style:font-weight-asian="normal" style:font-weight-complex="normal"/>
    </style:style>
    <style:style style:name="P23" style:family="paragraph" style:parent-style-name="Standard">
      <style:paragraph-properties fo:line-height="100%" fo:text-align="start" style:justify-single-word="false" fo:orphans="0" fo:widows="0"/>
      <style:text-properties style:text-position="0% 100%" fo:font-weight="normal" officeooo:rsid="0008c5c9" officeooo:paragraph-rsid="00173e20" style:font-weight-asian="normal" style:font-weight-complex="normal"/>
    </style:style>
    <style:style style:name="P24" style:family="paragraph" style:parent-style-name="Standard">
      <style:paragraph-properties fo:line-height="100%" fo:orphans="0" fo:widows="0"/>
      <style:text-properties style:text-position="0% 100%" fo:font-weight="normal" officeooo:rsid="0008c5c9" officeooo:paragraph-rsid="00123ead" style:font-weight-asian="normal" style:font-weight-complex="normal"/>
    </style:style>
    <style:style style:name="P25" style:family="paragraph" style:parent-style-name="Standard">
      <style:paragraph-properties fo:line-height="100%" fo:orphans="0" fo:widows="0"/>
      <style:text-properties style:text-position="0% 100%" fo:font-weight="normal" officeooo:rsid="0008c5c9" officeooo:paragraph-rsid="0013c4ba" style:font-weight-asian="normal" style:font-weight-complex="normal"/>
    </style:style>
    <style:style style:name="P26" style:family="paragraph" style:parent-style-name="Standard">
      <style:paragraph-properties fo:line-height="100%" fo:orphans="0" fo:widows="0"/>
      <style:text-properties style:text-position="0% 100%" fo:font-weight="normal" officeooo:rsid="0008c5c9" officeooo:paragraph-rsid="00173e20" style:font-weight-asian="normal" style:font-weight-complex="normal"/>
    </style:style>
    <style:style style:name="P27" style:family="paragraph" style:parent-style-name="Standard">
      <style:text-properties officeooo:paragraph-rsid="000fd82e"/>
    </style:style>
    <style:style style:name="P28" style:family="paragraph" style:parent-style-name="Standard">
      <style:paragraph-properties fo:break-before="page"/>
      <style:text-properties officeooo:paragraph-rsid="0003b1c2"/>
    </style:style>
    <style:style style:name="P29" style:family="paragraph" style:parent-style-name="Standard">
      <style:paragraph-properties fo:break-before="page"/>
      <style:text-properties officeooo:paragraph-rsid="0008c5c9"/>
    </style:style>
    <style:style style:name="P30" style:family="paragraph" style:parent-style-name="Standard" style:master-page-name="Standard">
      <style:paragraph-properties fo:text-align="center" style:justify-single-word="false" style:page-number="1"/>
      <style:text-properties fo:font-size="12pt" style:font-size-asian="12pt" style:font-size-complex="12pt"/>
    </style:style>
    <style:style style:name="P31" style:family="paragraph" style:parent-style-name="Standard">
      <style:paragraph-properties fo:line-height="100%" fo:orphans="0" fo:widows="0"/>
      <style:text-properties officeooo:paragraph-rsid="001fbefa"/>
    </style:style>
    <style:style style:name="P32" style:family="paragraph" style:parent-style-name="Standard">
      <style:paragraph-properties fo:line-height="100%" fo:orphans="0" fo:widows="0"/>
      <style:text-properties officeooo:paragraph-rsid="0008c5c9"/>
    </style:style>
    <style:style style:name="P33" style:family="paragraph" style:parent-style-name="Standard">
      <style:paragraph-properties fo:line-height="100%" fo:orphans="0" fo:widows="0"/>
      <style:text-properties officeooo:paragraph-rsid="00204e33"/>
    </style:style>
    <style:style style:name="P34" style:family="paragraph" style:parent-style-name="Standard">
      <style:paragraph-properties fo:line-height="100%" fo:orphans="0" fo:widows="0"/>
      <style:text-properties officeooo:paragraph-rsid="0021a398"/>
    </style:style>
    <style:style style:name="P35" style:family="paragraph" style:parent-style-name="Standard">
      <style:paragraph-properties fo:line-height="100%" fo:orphans="0" fo:widows="0"/>
      <style:text-properties officeooo:paragraph-rsid="00224dca"/>
    </style:style>
    <style:style style:name="P36" style:family="paragraph" style:parent-style-name="Standard">
      <style:paragraph-properties fo:line-height="100%" fo:orphans="0" fo:widows="0"/>
      <style:text-properties officeooo:paragraph-rsid="00231655"/>
    </style:style>
    <style:style style:name="P37" style:family="paragraph" style:parent-style-name="Standard">
      <style:paragraph-properties fo:line-height="100%" fo:orphans="0" fo:widows="0"/>
      <style:text-properties officeooo:paragraph-rsid="00168dfd"/>
    </style:style>
    <style:style style:name="P38" style:family="paragraph" style:parent-style-name="Standard">
      <style:paragraph-properties fo:line-height="100%" fo:orphans="0" fo:widows="0"/>
      <style:text-properties officeooo:paragraph-rsid="002c8518"/>
    </style:style>
    <style:style style:name="P39" style:family="paragraph" style:parent-style-name="Standard">
      <style:paragraph-properties fo:line-height="100%" fo:orphans="0" fo:widows="0"/>
      <style:text-properties officeooo:paragraph-rsid="00335b0d"/>
    </style:style>
    <style:style style:name="P40" style:family="paragraph" style:parent-style-name="Standard">
      <style:paragraph-properties fo:line-height="100%" fo:orphans="0" fo:widows="0"/>
      <style:text-properties officeooo:paragraph-rsid="003717b5"/>
    </style:style>
    <style:style style:name="P41" style:family="paragraph" style:parent-style-name="Standard">
      <style:paragraph-properties fo:line-height="100%" fo:orphans="0" fo:widows="0"/>
      <style:text-properties officeooo:paragraph-rsid="003c8eac"/>
    </style:style>
    <style:style style:name="P42" style:family="paragraph" style:parent-style-name="Standard">
      <style:paragraph-properties fo:line-height="100%" fo:orphans="0" fo:widows="0"/>
      <style:text-properties officeooo:paragraph-rsid="003f61f4"/>
    </style:style>
    <style:style style:name="P43" style:family="paragraph" style:parent-style-name="Standard">
      <style:paragraph-properties fo:line-height="100%" fo:orphans="0" fo:widows="0"/>
      <style:text-properties officeooo:paragraph-rsid="0045b531"/>
    </style:style>
    <style:style style:name="P44" style:family="paragraph" style:parent-style-name="Standard">
      <style:paragraph-properties fo:line-height="100%" fo:text-align="center" style:justify-single-word="false" fo:orphans="0" fo:widows="0"/>
      <style:text-properties officeooo:paragraph-rsid="001fbefa"/>
    </style:style>
    <style:style style:name="P45" style:family="paragraph" style:parent-style-name="Standard">
      <style:paragraph-properties fo:line-height="100%" fo:text-align="center" style:justify-single-word="false" fo:orphans="0" fo:widows="0"/>
      <style:text-properties officeooo:paragraph-rsid="0008c5c9"/>
    </style:style>
    <style:style style:name="P46" style:family="paragraph" style:parent-style-name="Standard">
      <style:paragraph-properties fo:line-height="100%" fo:text-align="start" style:justify-single-word="false" fo:orphans="0" fo:widows="0"/>
      <style:text-properties officeooo:paragraph-rsid="001fbefa"/>
    </style:style>
    <style:style style:name="P47" style:family="paragraph" style:parent-style-name="Standard">
      <style:paragraph-properties fo:line-height="100%" fo:text-align="start" style:justify-single-word="false" fo:orphans="0" fo:widows="0"/>
      <style:text-properties officeooo:paragraph-rsid="0008c5c9"/>
    </style:style>
    <style:style style:name="P48" style:family="paragraph" style:parent-style-name="Standard">
      <style:paragraph-properties fo:line-height="100%" fo:text-align="start" style:justify-single-word="false" fo:orphans="0" fo:widows="0"/>
      <style:text-properties officeooo:paragraph-rsid="00204e33"/>
    </style:style>
    <style:style style:name="P49" style:family="paragraph" style:parent-style-name="Standard">
      <style:paragraph-properties fo:line-height="100%" fo:orphans="0" fo:widows="0"/>
      <style:text-properties fo:font-weight="bold" officeooo:rsid="000783e6" officeooo:paragraph-rsid="001fbefa" style:font-weight-asian="bold" style:font-weight-complex="bold"/>
    </style:style>
    <style:style style:name="P50" style:family="paragraph" style:parent-style-name="Standard">
      <style:paragraph-properties fo:line-height="100%" fo:orphans="0" fo:widows="0"/>
      <style:text-properties fo:font-weight="bold" officeooo:rsid="000783e6" officeooo:paragraph-rsid="0008c5c9" style:font-weight-asian="bold" style:font-weight-complex="bold"/>
    </style:style>
    <style:style style:name="P51" style:family="paragraph" style:parent-style-name="Standard">
      <style:paragraph-properties fo:line-height="100%" fo:orphans="0" fo:widows="0"/>
      <style:text-properties fo:font-weight="bold" officeooo:rsid="000783e6" officeooo:paragraph-rsid="000fd82e" style:font-weight-asian="bold" style:font-weight-complex="bold"/>
    </style:style>
    <style:style style:name="P52" style:family="paragraph" style:parent-style-name="Standard">
      <style:paragraph-properties fo:line-height="100%" fo:orphans="0" fo:widows="0"/>
      <style:text-properties fo:font-weight="bold" officeooo:rsid="000783e6" officeooo:paragraph-rsid="00204e33" style:font-weight-asian="bold" style:font-weight-complex="bold"/>
    </style:style>
    <style:style style:name="P53" style:family="paragraph" style:parent-style-name="Standard">
      <style:paragraph-properties fo:line-height="100%" fo:orphans="0" fo:widows="0"/>
      <style:text-properties fo:font-weight="bold" officeooo:rsid="000783e6" officeooo:paragraph-rsid="00224dca" style:font-weight-asian="bold" style:font-weight-complex="bold"/>
    </style:style>
    <style:style style:name="P54" style:family="paragraph" style:parent-style-name="Standard">
      <style:paragraph-properties fo:line-height="100%" fo:orphans="0" fo:widows="0"/>
      <style:text-properties fo:font-weight="bold" officeooo:rsid="000783e6" officeooo:paragraph-rsid="00231655" style:font-weight-asian="bold" style:font-weight-complex="bold"/>
    </style:style>
    <style:style style:name="P55" style:family="paragraph" style:parent-style-name="Standard">
      <style:paragraph-properties fo:line-height="100%" fo:text-align="center" style:justify-single-word="false" fo:orphans="0" fo:widows="0"/>
      <style:text-properties fo:font-weight="bold" officeooo:rsid="001fbefa" officeooo:paragraph-rsid="001fbefa" style:font-weight-asian="bold" style:font-weight-complex="bold"/>
    </style:style>
    <style:style style:name="P56" style:family="paragraph" style:parent-style-name="Standard">
      <style:paragraph-properties fo:line-height="100%" fo:text-align="center" style:justify-single-word="false" fo:orphans="0" fo:widows="0"/>
      <style:text-properties fo:font-weight="bold" officeooo:rsid="00224dca" officeooo:paragraph-rsid="00224dca" style:font-weight-asian="bold" style:font-weight-complex="bold"/>
    </style:style>
    <style:style style:name="P57" style:family="paragraph" style:parent-style-name="Standard">
      <style:paragraph-properties fo:line-height="100%" fo:text-align="center" style:justify-single-word="false" fo:orphans="0" fo:widows="0"/>
      <style:text-properties fo:font-weight="bold" officeooo:rsid="00224dca" officeooo:paragraph-rsid="00231655" style:font-weight-asian="bold" style:font-weight-complex="bold"/>
    </style:style>
    <style:style style:name="P58" style:family="paragraph" style:parent-style-name="Standard">
      <style:paragraph-properties fo:line-height="100%" fo:text-align="center" style:justify-single-word="false" fo:orphans="0" fo:widows="0"/>
      <style:text-properties fo:font-weight="bold" officeooo:rsid="00225e2d" officeooo:paragraph-rsid="00225e2d" style:font-weight-asian="bold" style:font-weight-complex="bold"/>
    </style:style>
    <style:style style:name="P59" style:family="paragraph" style:parent-style-name="Standard">
      <style:paragraph-properties fo:line-height="100%" fo:text-align="center" style:justify-single-word="false" fo:orphans="0" fo:widows="0"/>
      <style:text-properties fo:font-weight="bold" officeooo:rsid="00225e2d" officeooo:paragraph-rsid="00231655" style:font-weight-asian="bold" style:font-weight-complex="bold"/>
    </style:style>
    <style:style style:name="P60" style:family="paragraph" style:parent-style-name="Standard">
      <style:paragraph-properties fo:line-height="100%" fo:text-align="center" style:justify-single-word="false" fo:orphans="0" fo:widows="0"/>
      <style:text-properties fo:font-weight="bold" officeooo:rsid="0024fdb7" officeooo:paragraph-rsid="0024fdb7" style:font-weight-asian="bold" style:font-weight-complex="bold"/>
    </style:style>
    <style:style style:name="P61" style:family="paragraph" style:parent-style-name="Standard">
      <style:paragraph-properties fo:line-height="100%" fo:text-align="center" style:justify-single-word="false" fo:orphans="0" fo:widows="0"/>
      <style:text-properties fo:font-weight="bold" officeooo:rsid="0026d663" officeooo:paragraph-rsid="0026d663" style:font-weight-asian="bold" style:font-weight-complex="bold"/>
    </style:style>
    <style:style style:name="P62" style:family="paragraph" style:parent-style-name="Standard">
      <style:paragraph-properties fo:line-height="100%" fo:text-align="center" style:justify-single-word="false" fo:orphans="0" fo:widows="0"/>
      <style:text-properties fo:font-weight="bold" officeooo:rsid="003717b5" officeooo:paragraph-rsid="003717b5" style:font-weight-asian="bold" style:font-weight-complex="bold"/>
    </style:style>
    <style:style style:name="P63" style:family="paragraph" style:parent-style-name="Standard">
      <style:paragraph-properties fo:line-height="100%" fo:text-align="center" style:justify-single-word="false" fo:orphans="0" fo:widows="0"/>
      <style:text-properties fo:font-weight="bold" officeooo:rsid="003864d8" officeooo:paragraph-rsid="003864d8" style:font-weight-asian="bold" style:font-weight-complex="bold"/>
    </style:style>
    <style:style style:name="P64" style:family="paragraph" style:parent-style-name="Standard">
      <style:paragraph-properties fo:line-height="100%" fo:orphans="0" fo:widows="0"/>
      <style:text-properties fo:font-weight="bold" officeooo:paragraph-rsid="000fd82e" style:font-weight-asian="bold"/>
    </style:style>
    <style:style style:name="P65" style:family="paragraph" style:parent-style-name="Standard">
      <style:paragraph-properties fo:line-height="100%" fo:orphans="0" fo:widows="0"/>
      <style:text-properties fo:font-weight="bold" officeooo:paragraph-rsid="00204e33" style:font-weight-asian="bold"/>
    </style:style>
    <style:style style:name="P66" style:family="paragraph" style:parent-style-name="Standard">
      <style:paragraph-properties fo:line-height="100%" fo:orphans="0" fo:widows="0"/>
      <style:text-properties fo:font-weight="bold" officeooo:paragraph-rsid="00224dca" style:font-weight-asian="bold"/>
    </style:style>
    <style:style style:name="P67" style:family="paragraph" style:parent-style-name="Standard">
      <style:paragraph-properties fo:line-height="100%" fo:orphans="0" fo:widows="0"/>
      <style:text-properties fo:font-weight="bold" officeooo:paragraph-rsid="00231655" style:font-weight-asian="bold"/>
    </style:style>
    <style:style style:name="P68" style:family="paragraph" style:parent-style-name="Standard">
      <style:paragraph-properties fo:line-height="100%" fo:orphans="0" fo:widows="0"/>
      <style:text-properties fo:font-weight="bold" officeooo:paragraph-rsid="00168dfd" style:font-weight-asian="bold"/>
    </style:style>
    <style:style style:name="P69" style:family="paragraph" style:parent-style-name="Standard">
      <style:paragraph-properties fo:line-height="100%" fo:orphans="0" fo:widows="0"/>
      <style:text-properties fo:font-weight="bold" officeooo:paragraph-rsid="00173e20" style:font-weight-asian="bold"/>
    </style:style>
    <style:style style:name="P70" style:family="paragraph" style:parent-style-name="Standard">
      <style:paragraph-properties fo:line-height="100%" fo:orphans="0" fo:widows="0"/>
      <style:text-properties fo:font-weight="bold" officeooo:paragraph-rsid="002c8518" style:font-weight-asian="bold"/>
    </style:style>
    <style:style style:name="P71" style:family="paragraph" style:parent-style-name="Standard">
      <style:paragraph-properties fo:line-height="100%" fo:orphans="0" fo:widows="0"/>
      <style:text-properties fo:font-weight="bold" officeooo:paragraph-rsid="00335b0d" style:font-weight-asian="bold"/>
    </style:style>
    <style:style style:name="P72" style:family="paragraph" style:parent-style-name="Standard">
      <style:paragraph-properties fo:line-height="100%" fo:orphans="0" fo:widows="0"/>
      <style:text-properties fo:font-weight="bold" officeooo:paragraph-rsid="003717b5" style:font-weight-asian="bold"/>
    </style:style>
    <style:style style:name="P73" style:family="paragraph" style:parent-style-name="Standard">
      <style:paragraph-properties fo:line-height="100%" fo:orphans="0" fo:widows="0"/>
      <style:text-properties fo:font-weight="bold" officeooo:paragraph-rsid="003864d8" style:font-weight-asian="bold"/>
    </style:style>
    <style:style style:name="P74" style:family="paragraph" style:parent-style-name="Standard">
      <style:paragraph-properties fo:line-height="100%" fo:orphans="0" fo:widows="0"/>
      <style:text-properties fo:font-weight="bold" officeooo:paragraph-rsid="003c8eac" style:font-weight-asian="bold"/>
    </style:style>
    <style:style style:name="P75" style:family="paragraph" style:parent-style-name="Standard">
      <style:paragraph-properties fo:line-height="100%" fo:orphans="0" fo:widows="0"/>
      <style:text-properties fo:font-weight="bold" officeooo:paragraph-rsid="003d55cb" style:font-weight-asian="bold"/>
    </style:style>
    <style:style style:name="P76" style:family="paragraph" style:parent-style-name="Standard">
      <style:paragraph-properties fo:line-height="100%" fo:orphans="0" fo:widows="0"/>
      <style:text-properties fo:font-weight="bold" officeooo:paragraph-rsid="003f61f4" style:font-weight-asian="bold"/>
    </style:style>
    <style:style style:name="P77" style:family="paragraph" style:parent-style-name="Standard">
      <style:paragraph-properties fo:line-height="100%" fo:orphans="0" fo:widows="0"/>
      <style:text-properties fo:font-weight="bold" officeooo:paragraph-rsid="0045b531" style:font-weight-asian="bold"/>
    </style:style>
    <style:style style:name="P78" style:family="paragraph" style:parent-style-name="Standard">
      <style:paragraph-properties fo:line-height="100%" fo:orphans="0" fo:widows="0"/>
      <style:text-properties fo:font-weight="bold" officeooo:paragraph-rsid="00470a44" style:font-weight-asian="bold"/>
    </style:style>
    <style:style style:name="P79" style:family="paragraph" style:parent-style-name="Standard">
      <style:text-properties officeooo:paragraph-rsid="001fbefa"/>
    </style:style>
    <style:style style:name="P80" style:family="paragraph" style:parent-style-name="Standard">
      <style:paragraph-properties fo:line-height="100%" fo:orphans="0" fo:widows="0"/>
      <style:text-properties style:text-position="0% 100%" fo:font-weight="normal" officeooo:rsid="0008c5c9" officeooo:paragraph-rsid="00173e20" style:font-weight-asian="normal" style:font-weight-complex="normal"/>
    </style:style>
    <style:style style:name="P81" style:family="paragraph" style:parent-style-name="Standard">
      <style:paragraph-properties fo:line-height="100%" fo:orphans="0" fo:widows="0"/>
      <style:text-properties style:text-position="0% 100%" fo:font-weight="normal" officeooo:rsid="0008c5c9" officeooo:paragraph-rsid="003864d8" style:font-weight-asian="normal" style:font-weight-complex="normal"/>
    </style:style>
    <style:style style:name="P82" style:family="paragraph" style:parent-style-name="Standard">
      <style:paragraph-properties fo:line-height="100%" fo:orphans="0" fo:widows="0"/>
      <style:text-properties style:text-position="0% 100%" fo:font-weight="normal" officeooo:rsid="0008c5c9" officeooo:paragraph-rsid="00470a44" style:font-weight-asian="normal" style:font-weight-complex="normal"/>
    </style:style>
    <style:style style:name="P83" style:family="paragraph" style:parent-style-name="Standard">
      <style:paragraph-properties fo:line-height="100%" fo:text-align="start" style:justify-single-word="false" fo:orphans="0" fo:widows="0"/>
      <style:text-properties style:text-position="0% 100%" fo:font-weight="normal" officeooo:rsid="0008c5c9" officeooo:paragraph-rsid="0008c5c9" style:font-weight-asian="normal" style:font-weight-complex="normal"/>
    </style:style>
    <style:style style:name="P84" style:family="paragraph" style:parent-style-name="Standard">
      <style:paragraph-properties fo:line-height="100%" fo:text-align="start" style:justify-single-word="false" fo:orphans="0" fo:widows="0"/>
      <style:text-properties style:text-position="0% 100%" fo:font-weight="normal" officeooo:rsid="0008c5c9" officeooo:paragraph-rsid="001fbefa" style:font-weight-asian="normal" style:font-weight-complex="normal"/>
    </style:style>
    <style:style style:name="P85" style:family="paragraph" style:parent-style-name="Standard">
      <style:paragraph-properties fo:line-height="100%" fo:text-align="start" style:justify-single-word="false" fo:orphans="0" fo:widows="0"/>
      <style:text-properties style:text-position="0% 100%" fo:font-weight="normal" officeooo:rsid="0008c5c9" officeooo:paragraph-rsid="00173e20" style:font-weight-asian="normal" style:font-weight-complex="normal"/>
    </style:style>
    <style:style style:name="P86" style:family="paragraph" style:parent-style-name="Standard">
      <style:paragraph-properties fo:line-height="100%" fo:text-align="start" style:justify-single-word="false" fo:orphans="0" fo:widows="0"/>
      <style:text-properties style:text-position="0% 100%" fo:font-weight="normal" officeooo:rsid="0008c5c9" officeooo:paragraph-rsid="003864d8" style:font-weight-asian="normal" style:font-weight-complex="normal"/>
    </style:style>
    <style:style style:name="P87" style:family="paragraph" style:parent-style-name="Standard">
      <style:paragraph-properties fo:line-height="100%" fo:text-align="start" style:justify-single-word="false" fo:orphans="0" fo:widows="0"/>
      <style:text-properties style:text-position="0% 100%" fo:font-weight="normal" officeooo:rsid="0008c5c9" officeooo:paragraph-rsid="00470a44" style:font-weight-asian="normal" style:font-weight-complex="normal"/>
    </style:style>
    <style:style style:name="P88" style:family="paragraph" style:parent-style-name="Standard">
      <style:paragraph-properties fo:line-height="100%" fo:text-align="start" style:justify-single-word="false" fo:orphans="0" fo:widows="0"/>
      <style:text-properties style:text-position="0% 100%" fo:font-weight="normal" officeooo:rsid="000951ea" officeooo:paragraph-rsid="0008c5c9" style:font-weight-asian="normal" style:font-weight-complex="normal"/>
    </style:style>
    <style:style style:name="P89" style:family="paragraph" style:parent-style-name="Standard">
      <style:text-properties officeooo:paragraph-rsid="00204e33"/>
    </style:style>
    <style:style style:name="P90" style:family="paragraph" style:parent-style-name="Standard">
      <style:text-properties officeooo:paragraph-rsid="00224dca"/>
    </style:style>
    <style:style style:name="P91" style:family="paragraph" style:parent-style-name="Standard">
      <style:text-properties officeooo:paragraph-rsid="00231655"/>
    </style:style>
    <style:style style:name="P92" style:family="paragraph" style:parent-style-name="Standard">
      <style:paragraph-properties fo:break-before="page"/>
      <style:text-properties officeooo:paragraph-rsid="001fbefa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01e9f2" style:font-weight-asian="bold"/>
    </style:style>
    <style:style style:name="T3" style:family="text">
      <style:text-properties fo:font-weight="bold" officeooo:rsid="0001eaea" style:font-weight-asian="bold"/>
    </style:style>
    <style:style style:name="T4" style:family="text">
      <style:text-properties fo:font-weight="bold" officeooo:rsid="0003b1c2" style:font-weight-asian="bold"/>
    </style:style>
    <style:style style:name="T5" style:family="text">
      <style:text-properties fo:font-weight="bold" officeooo:rsid="00048e6d" style:font-weight-asian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08c5c9" style:font-weight-asian="bold" style:font-weight-complex="bold"/>
    </style:style>
    <style:style style:name="T8" style:family="text">
      <style:text-properties fo:font-weight="bold" officeooo:rsid="000951ea" style:font-weight-asian="bold" style:font-weight-complex="bold"/>
    </style:style>
    <style:style style:name="T9" style:family="text">
      <style:text-properties fo:font-weight="bold" officeooo:rsid="0010e363" style:font-weight-asian="bold" style:font-weight-complex="bold"/>
    </style:style>
    <style:style style:name="T10" style:family="text">
      <style:text-properties fo:font-weight="bold" officeooo:rsid="00123ead" style:font-weight-asian="bold" style:font-weight-complex="bold"/>
    </style:style>
    <style:style style:name="T11" style:family="text">
      <style:text-properties fo:font-weight="bold" officeooo:rsid="0022d935" style:font-weight-asian="bold" style:font-weight-complex="bold"/>
    </style:style>
    <style:style style:name="T12" style:family="text">
      <style:text-properties fo:font-weight="bold" officeooo:rsid="002544b0" style:font-weight-asian="bold" style:font-weight-complex="bold"/>
    </style:style>
    <style:style style:name="T13" style:family="text">
      <style:text-properties fo:font-weight="bold" officeooo:rsid="003717b5" style:font-weight-asian="bold" style:font-weight-complex="bold"/>
    </style:style>
    <style:style style:name="T14" style:family="text">
      <style:text-properties fo:font-weight="bold" officeooo:rsid="0045b531" style:font-weight-asian="bold" style:font-weight-complex="bold"/>
    </style:style>
    <style:style style:name="T15" style:family="text">
      <style:text-properties fo:font-weight="bold" officeooo:rsid="00094f75" style:font-weight-asian="bold"/>
    </style:style>
    <style:style style:name="T16" style:family="text">
      <style:text-properties fo:font-weight="bold" officeooo:rsid="000a757c" style:font-weight-asian="bold"/>
    </style:style>
    <style:style style:name="T17" style:family="text">
      <style:text-properties fo:font-weight="bold" officeooo:rsid="00204e33" style:font-weight-asian="bold"/>
    </style:style>
    <style:style style:name="T18" style:family="text">
      <style:text-properties fo:font-weight="bold" officeooo:rsid="00224dca" style:font-weight-asian="bold"/>
    </style:style>
    <style:style style:name="T19" style:family="text">
      <style:text-properties fo:font-weight="bold" officeooo:rsid="00231655" style:font-weight-asian="bold"/>
    </style:style>
    <style:style style:name="T20" style:family="text">
      <style:text-properties fo:font-weight="bold" officeooo:rsid="0024b8ce" style:font-weight-asian="bold"/>
    </style:style>
    <style:style style:name="T21" style:family="text">
      <style:text-properties fo:font-weight="bold" officeooo:rsid="0024e556" style:font-weight-asian="bold"/>
    </style:style>
    <style:style style:name="T22" style:family="text">
      <style:text-properties fo:font-weight="bold" officeooo:rsid="0024fdb7" style:font-weight-asian="bold"/>
    </style:style>
    <style:style style:name="T23" style:family="text">
      <style:text-properties fo:font-weight="bold" officeooo:rsid="002aa7ea" style:font-weight-asian="bold"/>
    </style:style>
    <style:style style:name="T24" style:family="text">
      <style:text-properties fo:font-weight="bold" officeooo:rsid="0030f392" style:font-weight-asian="bold"/>
    </style:style>
    <style:style style:name="T25" style:family="text">
      <style:text-properties fo:font-weight="bold" officeooo:rsid="003717b5" style:font-weight-asian="bold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font-weight="normal" officeooo:rsid="0001e9f2" style:font-weight-asian="normal" style:font-weight-complex="normal"/>
    </style:style>
    <style:style style:name="T28" style:family="text">
      <style:text-properties fo:font-weight="normal" officeooo:rsid="0001eaea" style:font-weight-asian="normal" style:font-weight-complex="normal"/>
    </style:style>
    <style:style style:name="T29" style:family="text">
      <style:text-properties fo:font-weight="normal" officeooo:rsid="0003b1c2" style:font-weight-asian="normal" style:font-weight-complex="normal"/>
    </style:style>
    <style:style style:name="T30" style:family="text">
      <style:text-properties fo:font-weight="normal" officeooo:rsid="00048e6d" style:font-weight-asian="normal" style:font-weight-complex="normal"/>
    </style:style>
    <style:style style:name="T31" style:family="text">
      <style:text-properties fo:font-weight="normal" officeooo:rsid="000783e6" style:font-weight-asian="normal" style:font-weight-complex="normal"/>
    </style:style>
    <style:style style:name="T32" style:family="text">
      <style:text-properties fo:font-weight="normal" officeooo:rsid="0008c5c9" style:font-weight-asian="normal" style:font-weight-complex="normal"/>
    </style:style>
    <style:style style:name="T33" style:family="text">
      <style:text-properties fo:font-weight="normal" officeooo:rsid="0008c8f9" style:font-weight-asian="normal" style:font-weight-complex="normal"/>
    </style:style>
    <style:style style:name="T34" style:family="text">
      <style:text-properties fo:font-weight="normal" officeooo:rsid="000951ea" style:font-weight-asian="normal" style:font-weight-complex="normal"/>
    </style:style>
    <style:style style:name="T35" style:family="text">
      <style:text-properties fo:font-weight="normal" officeooo:rsid="000a9570" style:font-weight-asian="normal" style:font-weight-complex="normal"/>
    </style:style>
    <style:style style:name="T36" style:family="text">
      <style:text-properties fo:font-weight="normal" officeooo:rsid="00094f75" style:font-weight-asian="normal" style:font-weight-complex="normal"/>
    </style:style>
    <style:style style:name="T37" style:family="text">
      <style:text-properties fo:font-weight="normal" officeooo:rsid="000a757c" style:font-weight-asian="normal" style:font-weight-complex="normal"/>
    </style:style>
    <style:style style:name="T38" style:family="text">
      <style:text-properties fo:font-weight="normal" officeooo:rsid="000aaf9a" style:font-weight-asian="normal" style:font-weight-complex="normal"/>
    </style:style>
    <style:style style:name="T39" style:family="text">
      <style:text-properties fo:font-weight="normal" officeooo:rsid="0010d188" style:font-weight-asian="normal" style:font-weight-complex="normal"/>
    </style:style>
    <style:style style:name="T40" style:family="text">
      <style:text-properties fo:font-weight="normal" officeooo:rsid="0010e363" style:font-weight-asian="normal" style:font-weight-complex="normal"/>
    </style:style>
    <style:style style:name="T41" style:family="text">
      <style:text-properties fo:font-weight="normal" officeooo:rsid="00123ead" style:font-weight-asian="normal" style:font-weight-complex="normal"/>
    </style:style>
    <style:style style:name="T42" style:family="text">
      <style:text-properties fo:font-weight="normal" officeooo:rsid="0019fc8f" style:font-weight-asian="normal" style:font-weight-complex="normal"/>
    </style:style>
    <style:style style:name="T43" style:family="text">
      <style:text-properties fo:font-weight="normal" officeooo:rsid="001c9812" style:font-weight-asian="normal" style:font-weight-complex="normal"/>
    </style:style>
    <style:style style:name="T44" style:family="text">
      <style:text-properties fo:font-weight="normal" officeooo:rsid="001fbefa" style:font-weight-asian="normal" style:font-weight-complex="normal"/>
    </style:style>
    <style:style style:name="T45" style:family="text">
      <style:text-properties fo:font-weight="normal" officeooo:rsid="00204e33" style:font-weight-asian="normal" style:font-weight-complex="normal"/>
    </style:style>
    <style:style style:name="T46" style:family="text">
      <style:text-properties fo:font-weight="normal" officeooo:rsid="0021a398" style:font-weight-asian="normal" style:font-weight-complex="normal"/>
    </style:style>
    <style:style style:name="T47" style:family="text">
      <style:text-properties fo:font-weight="normal" officeooo:rsid="00224dca" style:font-weight-asian="normal" style:font-weight-complex="normal"/>
    </style:style>
    <style:style style:name="T48" style:family="text">
      <style:text-properties fo:font-weight="normal" officeooo:rsid="00225e2d" style:font-weight-asian="normal" style:font-weight-complex="normal"/>
    </style:style>
    <style:style style:name="T49" style:family="text">
      <style:text-properties fo:font-weight="normal" officeooo:rsid="00231655" style:font-weight-asian="normal" style:font-weight-complex="normal"/>
    </style:style>
    <style:style style:name="T50" style:family="text">
      <style:text-properties fo:font-weight="normal" officeooo:rsid="0024fdb7" style:font-weight-asian="normal" style:font-weight-complex="normal"/>
    </style:style>
    <style:style style:name="T51" style:family="text">
      <style:text-properties fo:font-weight="normal" officeooo:rsid="002544b0" style:font-weight-asian="normal" style:font-weight-complex="normal"/>
    </style:style>
    <style:style style:name="T52" style:family="text">
      <style:text-properties fo:font-weight="normal" officeooo:rsid="0026d663" style:font-weight-asian="normal" style:font-weight-complex="normal"/>
    </style:style>
    <style:style style:name="T53" style:family="text">
      <style:text-properties fo:font-weight="normal" officeooo:rsid="002aa7ea" style:font-weight-asian="normal" style:font-weight-complex="normal"/>
    </style:style>
    <style:style style:name="T54" style:family="text">
      <style:text-properties fo:font-weight="normal" officeooo:rsid="002b75bc" style:font-weight-asian="normal" style:font-weight-complex="normal"/>
    </style:style>
    <style:style style:name="T55" style:family="text">
      <style:text-properties fo:font-weight="normal" officeooo:rsid="002e5f88" style:font-weight-asian="normal" style:font-weight-complex="normal"/>
    </style:style>
    <style:style style:name="T56" style:family="text">
      <style:text-properties fo:font-weight="normal" officeooo:rsid="002fc645" style:font-weight-asian="normal" style:font-weight-complex="normal"/>
    </style:style>
    <style:style style:name="T57" style:family="text">
      <style:text-properties fo:font-weight="normal" officeooo:rsid="0030f392" style:font-weight-asian="normal" style:font-weight-complex="normal"/>
    </style:style>
    <style:style style:name="T58" style:family="text">
      <style:text-properties fo:font-weight="normal" officeooo:rsid="00334c14" style:font-weight-asian="normal" style:font-weight-complex="normal"/>
    </style:style>
    <style:style style:name="T59" style:family="text">
      <style:text-properties fo:font-weight="normal" officeooo:rsid="00335b0d" style:font-weight-asian="normal" style:font-weight-complex="normal"/>
    </style:style>
    <style:style style:name="T60" style:family="text">
      <style:text-properties fo:font-weight="normal" officeooo:rsid="0035263c" style:font-weight-asian="normal" style:font-weight-complex="normal"/>
    </style:style>
    <style:style style:name="T61" style:family="text">
      <style:text-properties fo:font-weight="normal" officeooo:rsid="003717b5" style:font-weight-asian="normal" style:font-weight-complex="normal"/>
    </style:style>
    <style:style style:name="T62" style:family="text">
      <style:text-properties fo:font-weight="normal" officeooo:rsid="0038c37c" style:font-weight-asian="normal" style:font-weight-complex="normal"/>
    </style:style>
    <style:style style:name="T63" style:family="text">
      <style:text-properties fo:font-weight="normal" officeooo:rsid="003a52ed" style:font-weight-asian="normal" style:font-weight-complex="normal"/>
    </style:style>
    <style:style style:name="T64" style:family="text">
      <style:text-properties fo:font-weight="normal" officeooo:rsid="003b4d4f" style:font-weight-asian="normal" style:font-weight-complex="normal"/>
    </style:style>
    <style:style style:name="T65" style:family="text">
      <style:text-properties fo:font-weight="normal" officeooo:rsid="003c8eac" style:font-weight-asian="normal" style:font-weight-complex="normal"/>
    </style:style>
    <style:style style:name="T66" style:family="text">
      <style:text-properties fo:font-weight="normal" officeooo:rsid="003d55cb" style:font-weight-asian="normal" style:font-weight-complex="normal"/>
    </style:style>
    <style:style style:name="T67" style:family="text">
      <style:text-properties fo:font-weight="normal" officeooo:rsid="003df87d" style:font-weight-asian="normal" style:font-weight-complex="normal"/>
    </style:style>
    <style:style style:name="T68" style:family="text">
      <style:text-properties fo:font-weight="normal" officeooo:rsid="003f1c1e" style:font-weight-asian="normal" style:font-weight-complex="normal"/>
    </style:style>
    <style:style style:name="T69" style:family="text">
      <style:text-properties fo:font-weight="normal" officeooo:rsid="003f61f4" style:font-weight-asian="normal" style:font-weight-complex="normal"/>
    </style:style>
    <style:style style:name="T70" style:family="text">
      <style:text-properties fo:font-weight="normal" officeooo:rsid="0040fac5" style:font-weight-asian="normal" style:font-weight-complex="normal"/>
    </style:style>
    <style:style style:name="T71" style:family="text">
      <style:text-properties fo:font-weight="normal" officeooo:rsid="00429221" style:font-weight-asian="normal" style:font-weight-complex="normal"/>
    </style:style>
    <style:style style:name="T72" style:family="text">
      <style:text-properties fo:font-weight="normal" officeooo:rsid="0043ac38" style:font-weight-asian="normal" style:font-weight-complex="normal"/>
    </style:style>
    <style:style style:name="T73" style:family="text">
      <style:text-properties fo:font-weight="normal" officeooo:rsid="00447135" style:font-weight-asian="normal" style:font-weight-complex="normal"/>
    </style:style>
    <style:style style:name="T74" style:family="text">
      <style:text-properties fo:font-weight="normal" officeooo:rsid="00450965" style:font-weight-asian="normal" style:font-weight-complex="normal"/>
    </style:style>
    <style:style style:name="T75" style:family="text">
      <style:text-properties fo:font-weight="normal" officeooo:rsid="0045b531" style:font-weight-asian="normal" style:font-weight-complex="normal"/>
    </style:style>
    <style:style style:name="T76" style:family="text">
      <style:text-properties fo:font-weight="normal" officeooo:rsid="00475823" style:font-weight-asian="normal" style:font-weight-complex="normal"/>
    </style:style>
    <style:style style:name="T77" style:family="text">
      <style:text-properties officeooo:rsid="0001eaea"/>
    </style:style>
    <style:style style:name="T78" style:family="text">
      <style:text-properties officeooo:rsid="0003b1c2"/>
    </style:style>
    <style:style style:name="T79" style:family="text">
      <style:text-properties officeooo:rsid="00048e6d"/>
    </style:style>
    <style:style style:name="T80" style:family="text">
      <style:text-properties officeooo:rsid="000783e6"/>
    </style:style>
    <style:style style:name="T81" style:family="text">
      <style:text-properties style:text-position="super 58%" fo:font-weight="bold" officeooo:rsid="0008c5c9" style:font-weight-asian="bold" style:font-weight-complex="bold"/>
    </style:style>
    <style:style style:name="T82" style:family="text">
      <style:text-properties style:text-position="super 58%" fo:font-weight="bold" officeooo:rsid="0022d935" style:font-weight-asian="bold" style:font-weight-complex="bold"/>
    </style:style>
    <style:style style:name="T83" style:family="text">
      <style:text-properties style:text-position="super 58%" officeooo:rsid="0008c5c9" style:font-weight-complex="bold"/>
    </style:style>
    <style:style style:name="T84" style:family="text">
      <style:text-properties style:text-position="super 58%" officeooo:rsid="00335b0d"/>
    </style:style>
    <style:style style:name="T85" style:family="text">
      <style:text-properties style:text-position="0% 100%" fo:font-weight="bold" officeooo:rsid="0008c5c9" style:font-weight-asian="bold" style:font-weight-complex="bold"/>
    </style:style>
    <style:style style:name="T86" style:family="text">
      <style:text-properties style:text-position="0% 100%" fo:font-weight="bold" officeooo:rsid="000951ea" style:font-weight-asian="bold" style:font-weight-complex="bold"/>
    </style:style>
    <style:style style:name="T87" style:family="text">
      <style:text-properties style:text-position="0% 100%" fo:font-weight="bold" officeooo:rsid="0022d935" style:font-weight-asian="bold" style:font-weight-complex="bold"/>
    </style:style>
    <style:style style:name="T88" style:family="text">
      <style:text-properties style:text-position="0% 100%" fo:font-weight="normal" officeooo:rsid="0008c5c9" style:font-weight-asian="normal" style:font-weight-complex="normal"/>
    </style:style>
    <style:style style:name="T89" style:family="text">
      <style:text-properties style:text-position="0% 100%" fo:font-weight="normal" officeooo:rsid="000951ea" style:font-weight-asian="normal" style:font-weight-complex="normal"/>
    </style:style>
    <style:style style:name="T90" style:family="text">
      <style:text-properties style:text-position="0% 100%" fo:font-weight="normal" officeooo:rsid="00123ead" style:font-weight-asian="normal" style:font-weight-complex="normal"/>
    </style:style>
    <style:style style:name="T91" style:family="text">
      <style:text-properties style:text-position="0% 100%" fo:font-weight="normal" officeooo:rsid="0013f503" style:font-weight-asian="normal" style:font-weight-complex="normal"/>
    </style:style>
    <style:style style:name="T92" style:family="text">
      <style:text-properties style:text-position="0% 100%" fo:font-weight="normal" officeooo:rsid="0022d935" style:font-weight-asian="normal" style:font-weight-complex="normal"/>
    </style:style>
    <style:style style:name="T93" style:family="text">
      <style:text-properties style:text-position="0% 100%" fo:font-weight="normal" officeooo:rsid="00335b0d" style:font-weight-asian="normal" style:font-weight-complex="normal"/>
    </style:style>
    <style:style style:name="T94" style:family="text">
      <style:text-properties style:text-position="0% 100%" fo:font-weight="normal" officeooo:rsid="003864d8" style:font-weight-asian="normal" style:font-weight-complex="normal"/>
    </style:style>
    <style:style style:name="T95" style:family="text">
      <style:text-properties style:text-position="0% 100%" officeooo:rsid="0008c5c9" style:font-weight-complex="bold"/>
    </style:style>
    <style:style style:name="T96" style:family="text">
      <style:text-properties style:text-position="0% 100%" officeooo:rsid="00335b0d"/>
    </style:style>
    <style:style style:name="T97" style:family="text">
      <style:text-properties officeooo:rsid="0008c5c9" style:font-weight-complex="bold"/>
    </style:style>
    <style:style style:name="T98" style:family="text">
      <style:text-properties officeooo:rsid="0010e363" style:font-weight-complex="bold"/>
    </style:style>
    <style:style style:name="T99" style:family="text">
      <style:text-properties officeooo:rsid="0013f503" style:font-weight-complex="bold"/>
    </style:style>
    <style:style style:name="T100" style:family="text">
      <style:text-properties officeooo:rsid="00191235" style:font-weight-complex="bold"/>
    </style:style>
    <style:style style:name="T101" style:family="text">
      <style:text-properties officeooo:rsid="00224dca" style:font-weight-complex="bold"/>
    </style:style>
    <style:style style:name="T102" style:family="text">
      <style:text-properties officeooo:rsid="002544b0" style:font-weight-complex="bold"/>
    </style:style>
    <style:style style:name="T103" style:family="text">
      <style:text-properties officeooo:rsid="0028b1e8" style:font-weight-complex="bold"/>
    </style:style>
    <style:style style:name="T104" style:family="text">
      <style:text-properties officeooo:rsid="0029a497" style:font-weight-complex="bold"/>
    </style:style>
    <style:style style:name="T105" style:family="text">
      <style:text-properties officeooo:rsid="002e5f88" style:font-weight-complex="bold"/>
    </style:style>
    <style:style style:name="T106" style:family="text">
      <style:text-properties officeooo:rsid="003717b5" style:font-weight-complex="bold"/>
    </style:style>
    <style:style style:name="T107" style:family="text">
      <style:text-properties officeooo:rsid="0038c37c" style:font-weight-complex="bold"/>
    </style:style>
    <style:style style:name="T108" style:family="text">
      <style:text-properties officeooo:rsid="003f61f4" style:font-weight-complex="bold"/>
    </style:style>
    <style:style style:name="T109" style:family="text">
      <style:text-properties officeooo:rsid="0010e363"/>
    </style:style>
    <style:style style:name="T110" style:family="text">
      <style:text-properties officeooo:rsid="00123ead"/>
    </style:style>
    <style:style style:name="T111" style:family="text">
      <style:text-properties officeooo:rsid="0013f503"/>
    </style:style>
    <style:style style:name="T112" style:family="text">
      <style:text-properties officeooo:rsid="0021a398"/>
    </style:style>
    <style:style style:name="T113" style:family="text">
      <style:text-properties officeooo:rsid="00225e2d"/>
    </style:style>
    <style:style style:name="T114" style:family="text">
      <style:text-properties officeooo:rsid="00231655"/>
    </style:style>
    <style:style style:name="T115" style:family="text">
      <style:text-properties officeooo:rsid="0024b8ce"/>
    </style:style>
    <style:style style:name="T116" style:family="text">
      <style:text-properties officeooo:rsid="0026d663"/>
    </style:style>
    <style:style style:name="T117" style:family="text">
      <style:text-properties officeooo:rsid="00335b0d"/>
    </style:style>
    <style:style style:name="T118" style:family="text">
      <style:text-properties officeooo:rsid="003864d8"/>
    </style:style>
    <style:style style:name="T119" style:family="text">
      <style:text-properties officeooo:rsid="003d55cb"/>
    </style:style>
    <style:style style:name="T120" style:family="text">
      <style:text-properties officeooo:rsid="003f61f4"/>
    </style:style>
    <style:style style:name="T121" style:family="text">
      <style:text-properties officeooo:rsid="0045b531"/>
    </style:style>
    <style:style style:name="T122" style:family="text">
      <style:text-properties officeooo:rsid="00470a4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Universidade Federal de Goiás</text:p>
      <text:p text:style-name="P1">Instituto de Informática - Sistemas de Informação</text:p>
      <text:p text:style-name="P1">Ian Badan</text:p>
      <text:p text:style-name="P1">Karlla Chaves</text:p>
      <text:p text:style-name="P1">Marcos Vinícius de Souza Oliveira</text:p>
      <text:p text:style-name="P1"/>
      <text:p text:style-name="P1">Projeto de Software - Cartão de Vacinação Online (VCO)</text:p>
      <text:p text:style-name="P1"/>
      <text:p text:style-name="P9">Descrição Casos de Uso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"><text:span text:style-name="T1">C</text:span><text:span text:style-name="T2">DU0</text:span><text:span text:style-name="T1">: </text:span><text:span text:style-name="T27">Acessar o sistema.</text:span></text:p>
          </table:table-cell>
        </table:table-row>
        <table:table-row table:style-name="Table1.1">
          <table:table-cell table:style-name="Table1.A1" office:value-type="string">
            <text:p text:style-name="P2"><text:span text:style-name="T1">Ator(es) principal(ais): </text:span><text:span text:style-name="T28">Administrador (Governo), Administrador (Hospital), Funcionário (Hopsital), Cidadão.</text:span></text:p>
          </table:table-cell>
        </table:table-row>
        <table:table-row table:style-name="Table1.1">
          <table:table-cell table:style-name="Table1.A1" office:value-type="string">
            <text:p text:style-name="P2"><text:span text:style-name="T1">Pré-condições: </text:span>Ter o aplicativo instalado em um dispositivo móvel ou <text:span text:style-name="T80">acesso à página</text:span> WEB do Sistema</text:p>
          </table:table-cell>
        </table:table-row>
        <table:table-row table:style-name="Table1.1">
          <table:table-cell table:style-name="Table1.A1" office:value-type="string">
            <text:p text:style-name="P12">Garantia de Sucesso: <text:span text:style-name="T26">Pop up informando que o acesso foi permitido e redirecionamento para a tela inicial do sistema.</text:span></text:p>
          </table:table-cell>
        </table:table-row>
        <table:table-row table:style-name="Table1.1">
          <table:table-cell table:style-name="Table1.A5" office:value-type="string">
            <text:p text:style-name="P2"><text:span text:style-name="T1">Fluxo básico: <text:s/>1. </text:span>Iniciar o aplicativo ou acessar pela página Web;<text:span text:style-name="T1"> </text:span></text:p>
            <text:p text:style-name="P2"><text:span text:style-name="T1"><text:s text:c="25"/>2. </text:span>Clicar em cadastrar novo usuário;</text:p>
            <text:p text:style-name="P2"><text:s text:c="25"/><text:span text:style-name="T1">3. </text:span>Fornecer nome completo;</text:p>
            <text:p text:style-name="P2"><text:s text:c="25"/><text:span text:style-name="T1">4. </text:span>Definir senha para acesso (min 8 dígitos);</text:p>
            <text:p text:style-name="P2"><text:s text:c="25"/><text:span text:style-name="T1">5.</text:span> Definir e-mail para cadastro;</text:p>
            <text:p text:style-name="P2"><text:s text:c="25"/><text:span text:style-name="T1">6.</text:span> Fornecer CPF válido;</text:p>
            <text:p text:style-name="P2"><text:s text:c="25"/><text:span text:style-name="T1">7.</text:span> Fornecer Data de Nascimento;</text:p>
            <text:p text:style-name="P2"><text:s text:c="25"/><text:span text:style-name="T1">8. </text:span>Endereço válido;</text:p>
            <text:p text:style-name="P2"><text:s text:c="25"/><text:span text:style-name="T1">9.</text:span> Selecionar sexo;</text:p>
            <text:p text:style-name="P2"><text:s text:c="25"/><text:span text:style-name="T1">10.</text:span> Fornecer número de telefone;</text:p>
            <text:p text:style-name="P2"><text:s text:c="25"/><text:span text:style-name="T1">11. </text:span>Clicar em “Cadastrar” para finalizar o cadastro;</text:p>
            <text:p text:style-name="P2"><text:s text:c="25"/><text:span text:style-name="T1">12. </text:span>Acessar no e-mail o link para confirmação de cadastro</text:p>
          </table:table-cell>
        </table:table-row>
        <table:table-row table:style-name="Table1.1">
          <table:table-cell table:style-name="Table1.A1" office:value-type="string">
            <text:p text:style-name="P2"><text:span text:style-name="T1">Fluxo alternativo: 1a: </text:span>O aplicativo apresenta algum erro ao ser inicializado:</text:p>
            <text:p text:style-name="P2"><text:s text:c="39"/>1- O usuário deve reiniciá-lo;</text:p>
            <text:p text:style-name="P2"><text:s text:c="39"/>2- O caso de uso termina.</text:p>
            <text:p text:style-name="P2"><text:span text:style-name="T1"><text:s text:c="31"/>4a: </text:span>Senha fornecida possui menos de 8 dígitos:</text:p>
            <text:p text:style-name="P2"><text:s text:c="40"/>1- Aparecer mensagem “senha menor que o mínimo requerido”</text:p>
            <text:p text:style-name="P2"><text:s text:c="40"/>2- Usuário fornece senha de 8 dígitos ou mais</text:p>
            <text:p text:style-name="P2"><text:s text:c="31"/><text:span text:style-name="T1">5a: </text:span>E-mail fornecido pelo usuário não é válido:</text:p>
            <text:p text:style-name="P2"><text:s text:c="40"/>1- Não receberá o e-mail de confirmação de cadastro;</text:p>
            <text:p text:style-name="P2"><text:s text:c="40"/>2- Cadastro não será confirmado;</text:p>
            <text:p text:style-name="P2"><text:s text:c="40"/>3- Será necessário o usuário recadastrar utilizando outro e-mail <text:s text:c="25"/>que seja válido;</text:p>
            <text:p text:style-name="P2"><text:s text:c="30"/><text:span text:style-name="T1">6a: </text:span>CPF informado não existe ou não condiz com o nome fornecido</text:p>
            <text:p text:style-name="P2"><text:s text:c="40"/>1- Cadastro não será finalizado;</text:p>
            <text:p text:style-name="P2"><text:s text:c="40"/>2- A mensagem “CPF inválido” aparecerá embaixo do campo CPF;</text:p>
            <text:p text:style-name="P2"><text:s text:c="40"/>3- Usuário fornece um CPF válido e finaliza o cadastro</text:p>
          </table:table-cell>
        </table:table-row>
        <table:table-row table:style-name="Table1.1">
          <table:table-cell table:style-name="Table1.A5" office:value-type="string">
            <text:p text:style-name="P12">Frequência: <text:span text:style-name="T26">Muito frequente</text:span></text:p>
          </table:table-cell>
        </table:table-row>
      </table:table>
      <text:p text:style-name="P19"><text:soft-page-break/></text:p>
      <table:table table:name="Tabela1" table:style-name="Tabela1">
        <table:table-column table:style-name="Tabela1.A"/>
        <table:table-row table:style-name="Tabela1.1">
          <table:table-cell table:style-name="Tabela1.A1" office:value-type="string">
            <text:p text:style-name="P3"><text:span text:style-name="T1">C</text:span><text:span text:style-name="T2">DU</text:span><text:span text:style-name="T3">1</text:span><text:span text:style-name="T1">: </text:span><text:span text:style-name="T28">Alterar senha</text:span><text:span text:style-name="T27">.</text:span></text:p>
          </table:table-cell>
        </table:table-row>
        <table:table-row table:style-name="Tabela1.1">
          <table:table-cell table:style-name="Tabela1.A1" office:value-type="string">
            <text:p text:style-name="P3"><text:span text:style-name="T1">Ator(es) principal(ais): </text:span><text:span text:style-name="T28">Administrador (Governo), Administrador (Hospital), Funcionário (Ho</text:span><text:span text:style-name="T43">sp</text:span><text:span text:style-name="T28">ital), Cidadão.</text:span></text:p>
          </table:table-cell>
        </table:table-row>
        <table:table-row table:style-name="Tabela1.1">
          <table:table-cell table:style-name="Tabela1.A1" office:value-type="string">
            <text:p text:style-name="P3"><text:span text:style-name="T1">Pré-condições: </text:span>Ter o aplicativo instalado em um dispositivo móvel ou <text:span text:style-name="T80">acesso à página</text:span> WEB do Sistema; <text:span text:style-name="T78">Possuir cadastro efetivado no sistema</text:span></text:p>
          </table:table-cell>
        </table:table-row>
        <table:table-row table:style-name="Tabela1.1">
          <table:table-cell table:style-name="Tabela1.A1" office:value-type="string">
            <text:p text:style-name="P12">Garantia de Sucesso: <text:span text:style-name="T26">Surgimento de uma tela informando que a senha foi alterada com sucesso</text:span></text:p>
          </table:table-cell>
        </table:table-row>
        <table:table-row table:style-name="Tabela1.1">
          <table:table-cell table:style-name="Tabela1.A5" office:value-type="string">
            <text:p text:style-name="P3"><text:span text:style-name="T1">Fluxo básico: <text:s/>1. </text:span>Iniciar o aplicativo ou acessar pela página Web;<text:span text:style-name="T1"> </text:span></text:p>
            <text:p text:style-name="P3"><text:span text:style-name="T1"><text:s text:c="25"/>2. </text:span>Clicar em “<text:span text:style-name="T77">Login”</text:span>;</text:p>
            <text:p text:style-name="P3"><text:s text:c="25"/><text:span text:style-name="T1">3. </text:span>Fornecer nome <text:span text:style-name="T77">de usuário</text:span>;</text:p>
            <text:p text:style-name="P3"><text:s text:c="25"/><text:span text:style-name="T1">4. </text:span><text:span text:style-name="T28">Clicar em “Esqueci minha senha”</text:span>;</text:p>
            <text:p text:style-name="P3"><text:s text:c="25"/><text:span text:style-name="T1">5.</text:span> <text:span text:style-name="T77">Fornecer e-mail usado no cadastro no sistema</text:span>;</text:p>
            <text:p text:style-name="P3"><text:s text:c="25"/><text:span text:style-name="T1">6.</text:span> <text:span text:style-name="T77">Acessar e-mail para confirmar mudança de senha</text:span>;</text:p>
            <text:p text:style-name="P3"><text:s text:c="25"/><text:span text:style-name="T1">7.</text:span> Fornecer <text:span text:style-name="T77">nova senha (min. 8 dígitos)</text:span>;</text:p>
            <text:p text:style-name="P3"><text:s text:c="25"/><text:span text:style-name="T1">8. </text:span><text:span text:style-name="T28">Fornecer novamente a nova senha</text:span>;</text:p>
            <text:p text:style-name="P3"><text:s text:c="25"/><text:span text:style-name="T1">9.</text:span> <text:span text:style-name="T28">Clicar em “Confirmar mudança de senha”.</text:span></text:p>
          </table:table-cell>
        </table:table-row>
        <table:table-row table:style-name="Tabela1.1">
          <table:table-cell table:style-name="Tabela1.A1" office:value-type="string">
            <text:p text:style-name="P3"><text:span text:style-name="T1">Fluxo alternativo: 1a: </text:span>O aplicativo apresenta algum erro ao ser inicializado:</text:p>
            <text:p text:style-name="P3"><text:s text:c="39"/>1- O usuário deve reiniciá-lo;</text:p>
            <text:p text:style-name="P3"><text:s text:c="39"/>2- O caso de uso termina.</text:p>
            <text:p text:style-name="P3"><text:s text:c="31"/><text:span text:style-name="T1">5a: </text:span>E-mail fornecido pelo usuário não é válido:</text:p>
            <text:p text:style-name="P3"><text:s text:c="40"/>1- Não receberá o e-mail de <text:span text:style-name="T77">mudança de senha</text:span>;</text:p>
            <text:p text:style-name="P3"><text:s text:c="40"/>2- <text:span text:style-name="T77">mudança de senha</text:span> não será confirmad<text:span text:style-name="T77">a</text:span>;</text:p>
            <text:p text:style-name="P3"><text:s text:c="40"/>3- Será necessário o usuário recadastrar utilizando outro e-mail <text:s text:c="24"/>que seja válido;</text:p>
            <text:p text:style-name="P4"><text:s text:c="30"/><text:span text:style-name="T1"><text:s text:c="2"/></text:span><text:span text:style-name="T5">7</text:span><text:span text:style-name="T1">a: </text:span>Senha fornecida possui menos de 8 dígitos:</text:p>
            <text:p text:style-name="P4"><text:s text:c="40"/>1- Aparecer mensagem “senha menor que o mínimo requerido”</text:p>
            <text:p text:style-name="P4"><text:s text:c="40"/>2- Usuário fornece senha de 8 dígitos ou mais.</text:p>
            <text:p text:style-name="P3"><text:s text:c="26"/></text:p>
          </table:table-cell>
        </table:table-row>
        <table:table-row table:style-name="Tabela1.1">
          <table:table-cell table:style-name="Tabela1.A5" office:value-type="string">
            <text:p text:style-name="P12">Frequência: <text:span text:style-name="T26">Mediana</text:span></text:p>
          </table:table-cell>
        </table:table-row>
      </table:table>
      <text:p text:style-name="P10"/>
      <text:p text:style-name="P11"/>
      <text:p text:style-name="P92"/>
      <table:table table:name="Tabela2" table:style-name="Tabela2">
        <table:table-column table:style-name="Tabela2.A"/>
        <table:table-row table:style-name="Tabela2.1">
          <table:table-cell table:style-name="Tabela2.A1" office:value-type="string">
            <text:p text:style-name="P31"><text:span text:style-name="T1">C</text:span><text:span text:style-name="T2">DU</text:span><text:span text:style-name="T4">2</text:span><text:span text:style-name="T1">: </text:span><text:span text:style-name="T44">Manter</text:span><text:span text:style-name="T29"> </text:span><text:span text:style-name="T31">hospital.</text:span></text:p>
          </table:table-cell>
        </table:table-row>
        <table:table-row table:style-name="Tabela2.1">
          <table:table-cell table:style-name="Tabela2.A1" office:value-type="string">
            <text:p text:style-name="P31"><text:span text:style-name="T1">Ator(es) principal(ais): </text:span><text:span text:style-name="T28">Administrador (Governo).</text:span></text:p>
          </table:table-cell>
        </table:table-row>
        <table:table-row table:style-name="Tabela2.1">
          <table:table-cell table:style-name="Tabela2.A1" office:value-type="string">
            <text:p text:style-name="P31"><text:span text:style-name="T1">Pré-condições: </text:span>Ter o aplicativo instalado em um dispositivo móvel ou <text:span text:style-name="T80">acesso à página</text:span> WEB do Sistema; <text:span text:style-name="T79">Possuir cadastrado efetivado no sistema como Administrador associado ao Governo.</text:span></text:p>
          </table:table-cell>
        </table:table-row>
        <table:table-row table:style-name="Tabela2.1">
          <table:table-cell table:style-name="Tabela2.A4" office:value-type="string">
            <text:p text:style-name="P55">CDU2 - Cenário 1: Cadastrar hospital no sistema </text:p>
          </table:table-cell>
        </table:table-row>
        <table:table-row table:style-name="Tabela2.1">
          <table:table-cell table:style-name="Tabela2.A4" office:value-type="string">
            <text:p text:style-name="P49">Garantia de Sucesso: <text:span text:style-name="T26">Mensagem informando que o hospital foi adicionado ao sistema e surgimento do mesmo na lista de hospitais.</text:span></text:p>
          </table:table-cell>
        </table:table-row>
        <table:table-row table:style-name="Tabela2.1">
          <table:table-cell table:style-name="Tabela2.A1" office:value-type="string">
            <text:p text:style-name="P31"><text:span text:style-name="T1">Fluxo básico: <text:s/>1. </text:span>Iniciar o aplicativo ou acessar pela página Web;<text:span text:style-name="T1"> </text:span></text:p>
            <text:p text:style-name="P31"><text:span text:style-name="T1"><text:s text:c="25"/>2. </text:span>Clicar em “<text:span text:style-name="T77">Login”</text:span>;</text:p>
            <text:p text:style-name="P31"><text:s text:c="25"/><text:span text:style-name="T1">3. </text:span>Fornecer nome <text:span text:style-name="T77">de usuário</text:span>;</text:p>
            <text:p text:style-name="P31"><text:s text:c="25"/><text:span text:style-name="T1">4. </text:span><text:span text:style-name="T28">Clicar em “</text:span><text:span text:style-name="T30">S</text:span><text:span text:style-name="T28">enha”</text:span>;</text:p>
            <text:p text:style-name="P31"><text:s text:c="25"/><text:span text:style-name="T1">5.</text:span> <text:span text:style-name="T77">Fornecer a senha</text:span>;</text:p>
            <text:p text:style-name="P31"><text:s text:c="25"/><text:span text:style-name="T1">6.</text:span> <text:span text:style-name="T79">Clicar em “Cadastrar hospital</text:span>;</text:p>
            <text:p text:style-name="P31"><text:s text:c="25"/><text:span text:style-name="T1">7.</text:span> Fornecer <text:span text:style-name="T79">o nome do Hospital a ser cadastrado</text:span>;</text:p>
            <text:p text:style-name="P31"><text:s text:c="25"/><text:span text:style-name="T1">8. </text:span><text:span text:style-name="T28">Fornecer </text:span><text:span text:style-name="T30">cidade em que o hospital está localizado</text:span>;</text:p>
            <text:p text:style-name="P31"><text:s text:c="25"/><text:span text:style-name="T1">9.</text:span> <text:span text:style-name="T79">Fornecer estado em que hospital está localizado</text:span><text:span text:style-name="T28">.</text:span></text:p>
          </table:table-cell>
        </table:table-row>
        <table:table-row table:style-name="Tabela2.1">
          <table:table-cell table:style-name="Tabela2.A1" office:value-type="string">
            <text:p text:style-name="P31"><text:span text:style-name="T1">Fluxo alternativo: 1a: </text:span>O aplicativo apresenta algum erro ao ser inicializado:</text:p>
            <text:p text:style-name="P31"><text:s text:c="39"/>1- O usuário deve reiniciá-lo;</text:p>
            <text:p text:style-name="P31"><text:s text:c="39"/>2- O caso de uso termina.</text:p>
            <text:p text:style-name="P31"><text:span text:style-name="T1"><text:s text:c="31"/></text:span><text:span text:style-name="T5">7</text:span><text:span text:style-name="T1">a: </text:span><text:span text:style-name="T30">Nome do hospital a ser cadastrado é digitado errado</text:span>:</text:p>
            <text:p text:style-name="P31"><text:s text:c="40"/>1- Aparecer mensagem “<text:span text:style-name="T79">Hospital inexistente ou com nome incorreto</text:span>”;</text:p>
            <text:p text:style-name="P44"><text:s text:c="20"/>2- Usuário <text:span text:style-name="T79">escreve corretamente o nome do hospital;</text:span></text:p>
            <text:p text:style-name="P46"><text:s text:c="39"/><text:span text:style-name="T79">3- O caso de uso é finalizado.</text:span></text:p>
          </table:table-cell>
        </table:table-row>
        <table:table-row table:style-name="Tabela2.1">
          <table:table-cell table:style-name="Tabela2.A4" office:value-type="string">
            <text:p text:style-name="P49">Frequência: <text:span text:style-name="T26">Relativamente alta no início da implementação do sistema e baixa depois de um tempo.</text:span></text:p>
          </table:table-cell>
        </table:table-row>
        <table:table-row table:style-name="Tabela2.1">
          <table:table-cell table:style-name="Tabela2.A4" office:value-type="string">
            <text:p text:style-name="P55">CDU2- Cenário 2: Apagar hospital do sistema</text:p>
          </table:table-cell>
        </table:table-row>
        <table:table-row table:style-name="Tabela2.1">
          <table:table-cell table:style-name="Tabela2.A4" office:value-type="string">
            <text:p text:style-name="P31"><text:span text:style-name="T1">Ator(es) principal(ais): </text:span><text:span text:style-name="T28">Administrador (Governo).</text:span></text:p>
          </table:table-cell>
        </table:table-row>
        <table:table-row table:style-name="Tabela2.1">
          <table:table-cell table:style-name="Tabela2.A4" office:value-type="string">
            <text:p text:style-name="P31"><text:span text:style-name="T1">Pré-condições: </text:span>Ter o aplicativo instalado em um dispositivo móvel ou <text:span text:style-name="T80">acesso à página</text:span> WEB do Sistema; <text:span text:style-name="T79">Possuir cadastrado efetivado no sistema como Administrador associado ao Governo.</text:span></text:p>
          </table:table-cell>
        </table:table-row>
        <table:table-row table:style-name="Tabela2.1">
          <table:table-cell table:style-name="Tabela2.A4" office:value-type="string">
            <text:p text:style-name="P49">Garantia de Sucesso: <text:span text:style-name="T26">Mensagem informando que o hospital foi </text:span><text:span text:style-name="T32">apagado</text:span><text:span text:style-name="T26"> </text:span><text:span text:style-name="T32">d</text:span><text:span text:style-name="T26">o sistema e </text:span><text:span text:style-name="T32">exclusão</text:span><text:span text:style-name="T26"> do mesmo na lista de hospitais.</text:span></text:p>
          </table:table-cell>
        </table:table-row>
        <table:table-row table:style-name="Tabela2.1">
          <table:table-cell table:style-name="Tabela2.A4" office:value-type="string">
            <text:p text:style-name="P31"><text:span text:style-name="T1">Fluxo básico: <text:s/>1. </text:span>Iniciar o aplicativo ou acessar pela página Web;<text:span text:style-name="T1"> </text:span></text:p>
            <text:p text:style-name="P31"><text:span text:style-name="T1"><text:s text:c="25"/>2. </text:span>Clicar em “<text:span text:style-name="T77">Login”</text:span>;</text:p>
            <text:p text:style-name="P31"><text:s text:c="25"/><text:span text:style-name="T1">3. </text:span>Fornecer nome <text:span text:style-name="T77">de usuário</text:span>;</text:p>
            <text:p text:style-name="P31"><text:s text:c="25"/><text:span text:style-name="T1">4. </text:span><text:span text:style-name="T28">Clicar em “</text:span><text:span text:style-name="T30">S</text:span><text:span text:style-name="T28">enha”</text:span>;</text:p>
            <text:p text:style-name="P31"><text:s text:c="25"/><text:span text:style-name="T1">5.</text:span> <text:span text:style-name="T77">Fornecer a senha</text:span>;</text:p>
            <text:p text:style-name="P31"><text:s text:c="25"/><text:span text:style-name="T1">6.</text:span> <text:span text:style-name="T79">Clicar em “Hospitais Cadastrados”</text:span>;</text:p>
            <text:p text:style-name="P31"><text:s text:c="25"/><text:span text:style-name="T1">7.</text:span> Fornecer <text:span text:style-name="T79">o nome do hospital que se deseja excluir do sistema</text:span>;</text:p>
            <text:p text:style-name="P31"><text:s text:c="25"/><text:span text:style-name="T1">8. </text:span><text:span text:style-name="T28">Fornecer </text:span><text:span text:style-name="T30">cidade em que o hospital está localizado</text:span>;</text:p>
            <text:p text:style-name="P31"><text:soft-page-break/><text:s text:c="25"/><text:span text:style-name="T1">9.</text:span> <text:span text:style-name="T79">Fornecer estado em que hospital está localizado</text:span><text:span text:style-name="T28">.</text:span></text:p>
            <text:p text:style-name="P31"><text:span text:style-name="T28"><text:s text:c="23"/></text:span><text:span text:style-name="T7">10. </text:span><text:span text:style-name="T32">Clicar em “Apagar cadastro deste hospital”</text:span></text:p>
            <text:p text:style-name="P31"><text:span text:style-name="T32"><text:s text:c="23"/></text:span><text:span text:style-name="T7">11. </text:span><text:span text:style-name="T32">Fornecer CPF para confirmar ação;</text:span></text:p>
            <text:p text:style-name="P31"><text:span text:style-name="T32"><text:s text:c="23"/></text:span><text:span text:style-name="T7">12. </text:span><text:span text:style-name="T32">Clicar em “Confirmar”.</text:span></text:p>
          </table:table-cell>
        </table:table-row>
        <table:table-row table:style-name="Tabela2.1">
          <table:table-cell table:style-name="Tabela2.A4" office:value-type="string">
            <text:p text:style-name="P31"><text:span text:style-name="T1">Fluxo alternativo: 1a: </text:span>O aplicativo apresenta algum erro ao ser inicializado:</text:p>
            <text:p text:style-name="P31"><text:s text:c="39"/>1- O usuário deve reiniciá-lo;</text:p>
            <text:p text:style-name="P31"><text:s text:c="39"/>2- O caso de uso termina.</text:p>
            <text:p text:style-name="P31"><text:span text:style-name="T1"><text:s text:c="31"/></text:span><text:span text:style-name="T5">7</text:span><text:span text:style-name="T1">a: </text:span><text:span text:style-name="T30">Nome do hospital a ser cadastrado é digitado errado</text:span>:</text:p>
            <text:p text:style-name="P31"><text:s text:c="40"/>1- Aparecer mensagem “<text:span text:style-name="T79">Hospital inexistente ou com nome incorreto</text:span>”;</text:p>
            <text:p text:style-name="P44"><text:s text:c="20"/>2- Usuário <text:span text:style-name="T79">escreve corretamente o nome do hospital;</text:span></text:p>
            <text:p text:style-name="P46"><text:s text:c="40"/><text:span text:style-name="T79">3- O caso de uso é finalizado.</text:span></text:p>
            <text:p text:style-name="P46"><text:s text:c="31"/><text:span text:style-name="T7">11</text:span><text:span text:style-name="T81"> </text:span><text:span text:style-name="T85">a: </text:span><text:span text:style-name="T88">O CPF informado não é de um administrador do governo:</text:span></text:p>
            <text:p text:style-name="P84"><text:s text:c="42"/>1- Pedir para que o CPF seja digitado novamente;</text:p>
            <text:p text:style-name="P84"><text:s text:c="42"/>2- Caso o erro persista informar ao administrador do sistema uma tentativa de acesso perigosa.</text:p>
          </table:table-cell>
        </table:table-row>
        <table:table-row table:style-name="Tabela2.1">
          <table:table-cell table:style-name="Tabela2.A4" office:value-type="string">
            <text:p text:style-name="P49">Frequência: <text:span text:style-name="T26">Relativamente alta no início da implementação do sistema e baixa depois de um tempo.</text:span></text:p>
          </table:table-cell>
        </table:table-row>
        <table:table-row table:style-name="Tabela2.1">
          <table:table-cell table:style-name="Tabela2.A4" office:value-type="string">
            <text:p text:style-name="P55">CDU2 – Cenário 3: Modificar cadastro de hospital</text:p>
          </table:table-cell>
        </table:table-row>
        <table:table-row table:style-name="Tabela2.1">
          <table:table-cell table:style-name="Tabela2.A4" office:value-type="string">
            <text:p text:style-name="P32"><text:span text:style-name="T1">Ator(es) principal(ais): </text:span><text:span text:style-name="T28">Administrador (Governo).</text:span></text:p>
          </table:table-cell>
        </table:table-row>
        <table:table-row table:style-name="Tabela2.1">
          <table:table-cell table:style-name="Tabela2.A4" office:value-type="string">
            <text:p text:style-name="P32"><text:span text:style-name="T1">Pré-condições: </text:span>Ter o aplicativo instalado em um dispositivo móvel ou <text:span text:style-name="T80">acesso à página</text:span> WEB do Sistema; <text:span text:style-name="T79">Possuir cadastrado efetivado no sistema como Administrador associado ao Governo.</text:span></text:p>
          </table:table-cell>
        </table:table-row>
        <table:table-row table:style-name="Tabela2.1">
          <table:table-cell table:style-name="Tabela2.A4" office:value-type="string">
            <text:p text:style-name="P50">Garantia de Sucesso: <text:span text:style-name="T26">Mensagem informando que </text:span><text:span text:style-name="T33">as alterações realizadas no cadastro foram salvas com sucesso</text:span><text:span text:style-name="T26">.</text:span></text:p>
          </table:table-cell>
        </table:table-row>
        <table:table-row table:style-name="Tabela2.1">
          <table:table-cell table:style-name="Tabela2.A4" office:value-type="string">
            <text:p text:style-name="P32"><text:span text:style-name="T1">Fluxo básico: <text:s/>1. </text:span>Iniciar o aplicativo ou acessar pela página Web;<text:span text:style-name="T1"> </text:span></text:p>
            <text:p text:style-name="P32"><text:span text:style-name="T1"><text:s text:c="25"/>2. </text:span>Clicar em “<text:span text:style-name="T77">Login”</text:span>;</text:p>
            <text:p text:style-name="P32"><text:s text:c="25"/><text:span text:style-name="T1">3. </text:span>Fornecer nome <text:span text:style-name="T77">de usuário</text:span>;</text:p>
            <text:p text:style-name="P32"><text:s text:c="25"/><text:span text:style-name="T1">4. </text:span><text:span text:style-name="T28">Clicar em “</text:span><text:span text:style-name="T30">S</text:span><text:span text:style-name="T28">enha”</text:span>;</text:p>
            <text:p text:style-name="P32"><text:s text:c="25"/><text:span text:style-name="T1">5.</text:span> <text:span text:style-name="T77">Fornecer a senha</text:span>;</text:p>
            <text:p text:style-name="P32"><text:s text:c="25"/><text:span text:style-name="T1">6.</text:span> <text:span text:style-name="T79">Clicar em “Hospitais Cadastrados”</text:span>;</text:p>
            <text:p text:style-name="P32"><text:s text:c="25"/><text:span text:style-name="T1">7.</text:span> Fornecer <text:span text:style-name="T79">o nome do hospital que se deseja alterar o cadastro</text:span>;</text:p>
            <text:p text:style-name="P32"><text:s text:c="25"/><text:span text:style-name="T1">8. </text:span><text:span text:style-name="T34">Escolher qual campo se deseja modificar;</text:span></text:p>
            <text:p text:style-name="P32"><text:s text:c="25"/><text:span text:style-name="T1">9.</text:span> <text:span text:style-name="T79">Fornecer CPF para confirmação de identidade</text:span><text:span text:style-name="T28">;</text:span></text:p>
            <text:p text:style-name="P32"><text:span text:style-name="T28"><text:s text:c="23"/></text:span><text:span text:style-name="T7">10. </text:span><text:span text:style-name="T32">Clicar em “</text:span><text:span text:style-name="T34">Confirmar Alterações</text:span><text:span text:style-name="T32">”</text:span></text:p>
          </table:table-cell>
        </table:table-row>
        <table:table-row table:style-name="Tabela2.1">
          <table:table-cell table:style-name="Tabela2.A4" office:value-type="string">
            <text:p text:style-name="P32"><text:span text:style-name="T1">Fluxo alternativo: 1a: </text:span>O aplicativo apresenta algum erro ao ser inicializado:</text:p>
            <text:p text:style-name="P32"><text:s text:c="39"/>1- O usuário deve reiniciá-lo;</text:p>
            <text:p text:style-name="P32"><text:s text:c="39"/>2- O caso de uso termina.</text:p>
            <text:p text:style-name="P32"><text:span text:style-name="T1"><text:s text:c="31"/></text:span><text:span text:style-name="T5">7</text:span><text:span text:style-name="T1">a: </text:span><text:span text:style-name="T30">Nome do hospital a ser cadastrado é digitado errado</text:span>:</text:p>
            <text:p text:style-name="P32"><text:s text:c="40"/>1- Aparecer mensagem “<text:span text:style-name="T79">Hospital inexistente ou com nome incorreto</text:span>”;</text:p>
            <text:p text:style-name="P45"><text:s text:c="20"/>2- Usuário <text:span text:style-name="T79">escreve corretamente o nome do hospital;</text:span></text:p>
            <text:p text:style-name="P47"><text:s text:c="40"/><text:span text:style-name="T79">3- O caso de uso é finalizado.</text:span></text:p>
            <text:p text:style-name="P47"><text:s text:c="32"/><text:span text:style-name="T8">8</text:span><text:span text:style-name="T86">a</text:span><text:span text:style-name="T8">: </text:span><text:span text:style-name="T86"><text:s/></text:span><text:span text:style-name="T89">Campo escolhido não pod ser modificado:</text:span></text:p>
            <text:p text:style-name="P88"><text:s text:c="40"/>1- Informar ao usuário que aquele campo não pode sofrer alterações;</text:p>
            <text:p text:style-name="P88"><text:s text:c="41"/>2- O caso de uso termina.</text:p>
            <text:p text:style-name="P47"><text:soft-page-break/><text:s text:c="31"/><text:span text:style-name="T7">11</text:span><text:span text:style-name="T81"> </text:span><text:span text:style-name="T85">a: </text:span><text:span text:style-name="T88">O CPF informado não é de um administrador do governo:</text:span></text:p>
            <text:p text:style-name="P83"><text:s text:c="42"/>1- Pedir para que o CPF seja digitado novamente;</text:p>
            <text:p text:style-name="P83"><text:s text:c="42"/>2- Caso o erro persista informar ao administrador do sistema uma tentativa de acesso perigosa.</text:p>
          </table:table-cell>
        </table:table-row>
        <table:table-row table:style-name="Tabela2.1">
          <table:table-cell table:style-name="Tabela2.A4" office:value-type="string">
            <text:p text:style-name="P50">Frequência: <text:span text:style-name="T35">Pouco frequente.</text:span></text:p>
          </table:table-cell>
        </table:table-row>
      </table:table>
      <text:p text:style-name="P79"/>
      <text:p text:style-name="P90"/>
      <table:table table:name="Tabela4" table:style-name="Tabela4">
        <table:table-column table:style-name="Tabela4.A"/>
        <table:table-row table:style-name="Tabela4.1">
          <table:table-cell table:style-name="Tabela4.A1" office:value-type="string">
            <text:p text:style-name="P35"><text:span text:style-name="T1">C</text:span><text:span text:style-name="T2">DU</text:span><text:span text:style-name="T18">3</text:span><text:span text:style-name="T1">:</text:span><text:span text:style-name="T15"> </text:span><text:span text:style-name="T47">Manter Administradores do Governo</text:span></text:p>
          </table:table-cell>
        </table:table-row>
        <table:table-row table:style-name="Tabela4.1">
          <table:table-cell table:style-name="Tabela4.A1" office:value-type="string">
            <text:p text:style-name="P35"><text:span text:style-name="T1">Ator(es) principal(ais): </text:span><text:span text:style-name="T28">Administrador (Governo) </text:span><text:span text:style-name="T37">.</text:span></text:p>
          </table:table-cell>
        </table:table-row>
        <table:table-row table:style-name="Tabela4.1">
          <table:table-cell table:style-name="Tabela4.A1" office:value-type="string">
            <text:p text:style-name="P35"><text:span text:style-name="T1">Pré-condições: </text:span>Ter o aplicativo instalado em um dispositivo móvel ou <text:span text:style-name="T80">acesso à página</text:span> WEB do Sistema; <text:span text:style-name="T79">Possuir cadastrado efetivado no sistema como Administrador associado ao Governo.</text:span></text:p>
          </table:table-cell>
        </table:table-row>
        <table:table-row table:style-name="Tabela4.1">
          <table:table-cell table:style-name="Tabela4.A4" office:value-type="string">
            <text:p text:style-name="P56">CDU3 – Cenário 1: Cadastrar um novo Administrador</text:p>
          </table:table-cell>
        </table:table-row>
        <table:table-row table:style-name="Tabela4.1">
          <table:table-cell table:style-name="Tabela4.A4" office:value-type="string">
            <text:p text:style-name="P53">Garantia de Sucesso: <text:span text:style-name="T45">Mensagem informando que o cadastro de </text:span><text:span text:style-name="T47">novo Adminitrador</text:span><text:span text:style-name="T45"> foi </text:span><text:span text:style-name="T47">realizado</text:span><text:span text:style-name="T45"> com sucesso.</text:span></text:p>
          </table:table-cell>
        </table:table-row>
        <table:table-row table:style-name="Tabela4.1">
          <table:table-cell table:style-name="Tabela4.A1" office:value-type="string">
            <text:p text:style-name="P66">Fluxo básico: <text:s/>1. <text:span text:style-name="T26">Iniciar o aplicativo ou acessar pela página Web; </text:span></text:p>
            <text:p text:style-name="P35"><text:span text:style-name="T1"><text:s text:c="25"/>2. </text:span>Clicar em “<text:span text:style-name="T77">Login”</text:span>;</text:p>
            <text:p text:style-name="P35"><text:s text:c="25"/><text:span text:style-name="T1">3. </text:span>Fornecer nome <text:span text:style-name="T77">de usuário</text:span>;</text:p>
            <text:p text:style-name="P35"><text:s text:c="25"/><text:span text:style-name="T1">4. </text:span><text:span text:style-name="T28">Clicar em “</text:span><text:span text:style-name="T30">S</text:span><text:span text:style-name="T28">enha”</text:span>;</text:p>
            <text:p text:style-name="P35"><text:s text:c="25"/><text:span text:style-name="T1">5.</text:span> <text:span text:style-name="T77">Fornecer a senha</text:span>;</text:p>
            <text:p text:style-name="P35"><text:s text:c="25"/><text:span text:style-name="T1">6.</text:span> <text:span text:style-name="T79">Clicar em “Cadastrar Administrador”</text:span>;</text:p>
            <text:p text:style-name="P35"><text:s text:c="25"/><text:span text:style-name="T1">7.</text:span> Fornecer <text:span text:style-name="T79">o CPF do novo administrador</text:span>;</text:p>
            <text:p text:style-name="P35"><text:s text:c="25"/><text:span text:style-name="T1">8. </text:span><text:span text:style-name="T47">Fornecer nome do novo Administrador</text:span><text:span text:style-name="T34">;</text:span></text:p>
            <text:p text:style-name="P35"><text:s text:c="25"/><text:span text:style-name="T1">9.</text:span> <text:span text:style-name="T79">Fornecer Endereço do novo Administrador</text:span><text:span text:style-name="T28">;</text:span></text:p>
            <text:p text:style-name="P66"><text:span text:style-name="T28"><text:s text:c="23"/></text:span><text:span text:style-name="T97">10. </text:span><text:span text:style-name="T47">Fornecer cargo do novo Administrador;</text:span></text:p>
            <text:p text:style-name="P66"><text:span text:style-name="T47"><text:s text:c="23"/></text:span><text:span text:style-name="T101">11. </text:span><text:span text:style-name="T47">Fornecer data de admissão do novo Administrador;</text:span></text:p>
            <text:p text:style-name="P66"><text:span text:style-name="T47"><text:s text:c="23"/></text:span><text:span text:style-name="T101">12. </text:span><text:span text:style-name="T47">Clicar em “Confirmar adição de novo Adminstrador”;</text:span></text:p>
          </table:table-cell>
        </table:table-row>
        <table:table-row table:style-name="Tabela4.1">
          <table:table-cell table:style-name="Tabela4.A1" office:value-type="string">
            <text:p text:style-name="P66">Fluxo alternativo: 1a: <text:span text:style-name="T26">O aplicativo apresenta algum erro ao ser inicializado:</text:span></text:p>
            <text:p text:style-name="P35"><text:s text:c="39"/>1- O usuário deve reiniciá-lo;</text:p>
            <text:p text:style-name="P35"><text:s text:c="39"/>2- O caso de uso termina.</text:p>
          </table:table-cell>
        </table:table-row>
        <table:table-row table:style-name="Tabela4.1">
          <table:table-cell table:style-name="Tabela4.A4" office:value-type="string">
            <text:p text:style-name="P53">Frequência: <text:span text:style-name="T36">Mediana</text:span></text:p>
          </table:table-cell>
        </table:table-row>
        <table:table-row table:style-name="Tabela4.1">
          <table:table-cell table:style-name="Tabela4.A4" office:value-type="string">
            <text:p text:style-name="P58">CDU3 – Cenário 2 : Apagar um Administrador que não é mais parte da equipe</text:p>
          </table:table-cell>
        </table:table-row>
        <table:table-row table:style-name="Tabela4.1">
          <table:table-cell table:style-name="Tabela4.A4" office:value-type="string">
            <text:p text:style-name="P53">Garantia de Sucesso: <text:span text:style-name="T45">Mensagem informando que o cadastro de </text:span><text:span text:style-name="T48">antigo</text:span><text:span text:style-name="T47"> Adminitrador</text:span><text:span text:style-name="T45"> foi </text:span><text:span text:style-name="T48">excluído</text:span><text:span text:style-name="T45"> com sucesso.</text:span></text:p>
          </table:table-cell>
        </table:table-row>
        <table:table-row table:style-name="Tabela4.1">
          <table:table-cell table:style-name="Tabela4.A4" office:value-type="string">
            <text:p text:style-name="P66">Fluxo básico: <text:s/>1. <text:span text:style-name="T26">Iniciar o aplicativo ou acessar pela página Web; </text:span></text:p>
            <text:p text:style-name="P35"><text:span text:style-name="T1"><text:s text:c="25"/>2. </text:span>Clicar em “<text:span text:style-name="T77">Login”</text:span>;</text:p>
            <text:p text:style-name="P35"><text:s text:c="25"/><text:span text:style-name="T1">3. </text:span>Fornecer nome <text:span text:style-name="T77">de usuário</text:span>;</text:p>
            <text:p text:style-name="P35"><text:s text:c="25"/><text:span text:style-name="T1">4. </text:span><text:span text:style-name="T28">Clicar em “</text:span><text:span text:style-name="T30">S</text:span><text:span text:style-name="T28">enha”</text:span>;</text:p>
            <text:p text:style-name="P35"><text:s text:c="25"/><text:span text:style-name="T1">5.</text:span> <text:span text:style-name="T77">Fornecer a senha</text:span>;</text:p>
            <text:p text:style-name="P35"><text:s text:c="25"/><text:span text:style-name="T1">6.</text:span> <text:span text:style-name="T79">Clicar em “Apagar Administrador”</text:span>;</text:p>
            <text:p text:style-name="P35"><text:s text:c="25"/><text:span text:style-name="T1">7.</text:span> Fornecer <text:span text:style-name="T79">o CPF do administrador que se deseja apagar</text:span>;</text:p>
            <text:p text:style-name="P35"><text:s text:c="25"/><text:span text:style-name="T1">8. </text:span><text:span text:style-name="T47">Fornecer nome do <text:s/>Administrador</text:span><text:span text:style-name="T34">;</text:span></text:p>
            <text:p text:style-name="P35"><text:s text:c="25"/><text:span text:style-name="T1">9.</text:span> <text:span text:style-name="T113">Verificar se dados estão corretos</text:span><text:span text:style-name="T28">;</text:span></text:p>
            <text:p text:style-name="P66"><text:soft-page-break/><text:span text:style-name="T28"><text:s text:c="23"/></text:span><text:span text:style-name="T97">10. </text:span><text:span text:style-name="T48">Clicar em “Confirmar exclusão”</text:span><text:span text:style-name="T47">;</text:span></text:p>
          </table:table-cell>
        </table:table-row>
        <table:table-row table:style-name="Tabela4.1">
          <table:table-cell table:style-name="Tabela4.A4" office:value-type="string">
            <text:p text:style-name="P66">Fluxo alternativo: 1a: <text:span text:style-name="T26">O aplicativo apresenta algum erro ao ser inicializado:</text:span></text:p>
            <text:p text:style-name="P35"><text:s text:c="39"/>1- O usuário deve reiniciá-lo;</text:p>
            <text:p text:style-name="P35"><text:s text:c="39"/>2- O caso de uso termina.</text:p>
            <text:p text:style-name="P35"><text:s text:c="31"/><text:span text:style-name="T11">2</text:span><text:span text:style-name="T82"> </text:span><text:span text:style-name="T87">a: </text:span><text:span text:style-name="T92">O CPF forncedio já foi apagado do sistema:</text:span></text:p>
            <text:p text:style-name="P35"><text:span text:style-name="T92"><text:s text:c="40"/>1 – Verificar se outro administrador já excluiu aquele funcionário;</text:span></text:p>
            <text:p text:style-name="P35"><text:span text:style-name="T92"><text:s text:c="40"/>2 – O caso de uso termina;</text:span></text:p>
          </table:table-cell>
        </table:table-row>
        <table:table-row table:style-name="Tabela4.1">
          <table:table-cell table:style-name="Tabela4.A4" office:value-type="string">
            <text:p text:style-name="P53">Frequência: <text:span text:style-name="T36">Mediana</text:span></text:p>
          </table:table-cell>
        </table:table-row>
      </table:table>
      <text:p text:style-name="P90"/>
      <text:p text:style-name="P90"/>
      <text:p text:style-name="P91"/>
      <table:table table:name="Tabela7" table:style-name="Tabela7">
        <table:table-column table:style-name="Tabela7.A"/>
        <table:table-row table:style-name="Tabela7.1">
          <table:table-cell table:style-name="Tabela7.A1" office:value-type="string">
            <text:p text:style-name="P36"><text:span text:style-name="T1">C</text:span><text:span text:style-name="T2">DU</text:span><text:span text:style-name="T19">4</text:span><text:span text:style-name="T1">:</text:span><text:span text:style-name="T15"> </text:span><text:span text:style-name="T47">Manter Administradores do </text:span><text:span text:style-name="T49">Hospital</text:span></text:p>
          </table:table-cell>
        </table:table-row>
        <table:table-row table:style-name="Tabela7.1">
          <table:table-cell table:style-name="Tabela7.A1" office:value-type="string">
            <text:p text:style-name="P36"><text:span text:style-name="T1">Ator(es) principal(ais): </text:span><text:span text:style-name="T28">Administrador (Governo) </text:span><text:span text:style-name="T49">e Administrador do Hospital</text:span><text:span text:style-name="T37">.</text:span></text:p>
          </table:table-cell>
        </table:table-row>
        <table:table-row table:style-name="Tabela7.1">
          <table:table-cell table:style-name="Tabela7.A1" office:value-type="string">
            <text:p text:style-name="P36"><text:span text:style-name="T1">Pré-condições: </text:span>Ter o aplicativo instalado em um dispositivo móvel ou <text:span text:style-name="T80">acesso à página</text:span> WEB do Sistema; <text:span text:style-name="T79">Possuir cadastrado efetivado no sistema como Administrador associado ao Governo ou ao Hospital.</text:span></text:p>
          </table:table-cell>
        </table:table-row>
        <table:table-row table:style-name="Tabela7.1">
          <table:table-cell table:style-name="Tabela7.A4" office:value-type="string">
            <text:p text:style-name="P57">CDU<text:span text:style-name="T114">4 </text:span>– Cenário 1: Cadastrar um novo Administrador <text:span text:style-name="T115">de Hospital</text:span></text:p>
          </table:table-cell>
        </table:table-row>
        <table:table-row table:style-name="Tabela7.1">
          <table:table-cell table:style-name="Tabela7.A4" office:value-type="string">
            <text:p text:style-name="P54">Garantia de Sucesso: <text:span text:style-name="T45">Mensagem informando que o cadastro de </text:span><text:span text:style-name="T47">novo Adminitrador</text:span><text:span text:style-name="T45"> foi </text:span><text:span text:style-name="T47">realizado</text:span><text:span text:style-name="T45"> com sucesso.</text:span></text:p>
          </table:table-cell>
        </table:table-row>
        <table:table-row table:style-name="Tabela7.1">
          <table:table-cell table:style-name="Tabela7.A1" office:value-type="string">
            <text:p text:style-name="P67">Fluxo básico: <text:s/>1. <text:span text:style-name="T26">Iniciar o aplicativo ou acessar pela página Web; </text:span></text:p>
            <text:p text:style-name="P36"><text:span text:style-name="T1"><text:s text:c="25"/>2. </text:span>Clicar em “<text:span text:style-name="T77">Login”</text:span>;</text:p>
            <text:p text:style-name="P36"><text:s text:c="25"/><text:span text:style-name="T1">3. </text:span>Fornecer nome <text:span text:style-name="T77">de usuário</text:span>;</text:p>
            <text:p text:style-name="P36"><text:s text:c="25"/><text:span text:style-name="T1">4. </text:span><text:span text:style-name="T28">Clicar em “</text:span><text:span text:style-name="T30">S</text:span><text:span text:style-name="T28">enha”</text:span>;</text:p>
            <text:p text:style-name="P36"><text:s text:c="25"/><text:span text:style-name="T1">5.</text:span> <text:span text:style-name="T77">Fornecer a senha</text:span>;</text:p>
            <text:p text:style-name="P36"><text:s text:c="25"/><text:span text:style-name="T1">6.</text:span> <text:span text:style-name="T79">Clicar em “Cadastrar Administrador”</text:span>;</text:p>
            <text:p text:style-name="P36"><text:s text:c="25"/><text:span text:style-name="T1">7.</text:span> Fornecer <text:span text:style-name="T79">o CPF do novo administrador</text:span>;</text:p>
            <text:p text:style-name="P36"><text:s text:c="25"/><text:span text:style-name="T1">8. </text:span><text:span text:style-name="T47">Fornecer nome do novo Administrador</text:span><text:span text:style-name="T34">;</text:span></text:p>
            <text:p text:style-name="P36"><text:s text:c="25"/><text:span text:style-name="T1">9.</text:span> <text:span text:style-name="T79">Fornecer Endereço do novo Administrador</text:span><text:span text:style-name="T28">;</text:span></text:p>
            <text:p text:style-name="P67"><text:span text:style-name="T28"><text:s text:c="23"/></text:span><text:span text:style-name="T97">10. </text:span><text:span text:style-name="T47">Fornecer cargo do novo Administrador;</text:span></text:p>
            <text:p text:style-name="P67"><text:span text:style-name="T47"><text:s text:c="23"/></text:span><text:span text:style-name="T101">11. </text:span><text:span text:style-name="T47">Fornecer data de admissão do novo Administrador;</text:span></text:p>
            <text:p text:style-name="P67"><text:span text:style-name="T47"><text:s text:c="23"/></text:span><text:span text:style-name="T101">12. </text:span><text:span text:style-name="T47">Clicar em “Confirmar adição de novo Adminstrador”;</text:span></text:p>
          </table:table-cell>
        </table:table-row>
        <table:table-row table:style-name="Tabela7.1">
          <table:table-cell table:style-name="Tabela7.A1" office:value-type="string">
            <text:p text:style-name="P67">Fluxo alternativo: 1a: <text:span text:style-name="T26">O aplicativo apresenta algum erro ao ser inicializado:</text:span></text:p>
            <text:p text:style-name="P36"><text:s text:c="39"/>1- O usuário deve reiniciá-lo;</text:p>
            <text:p text:style-name="P36"><text:s text:c="39"/>2- O caso de uso termina.</text:p>
          </table:table-cell>
        </table:table-row>
        <table:table-row table:style-name="Tabela7.1">
          <table:table-cell table:style-name="Tabela7.A4" office:value-type="string">
            <text:p text:style-name="P54">Frequência: <text:span text:style-name="T36">Mediana</text:span></text:p>
          </table:table-cell>
        </table:table-row>
        <table:table-row table:style-name="Tabela7.1">
          <table:table-cell table:style-name="Tabela7.A4" office:value-type="string">
            <text:p text:style-name="P59">CDU3 – Cenário 2 : Apagar um Administrador que não é mais parte da equipe</text:p>
          </table:table-cell>
        </table:table-row>
        <table:table-row table:style-name="Tabela7.1">
          <table:table-cell table:style-name="Tabela7.A4" office:value-type="string">
            <text:p text:style-name="P54">Garantia de Sucesso: <text:span text:style-name="T45">Mensagem informando que o cadastro de </text:span><text:span text:style-name="T48">antigo</text:span><text:span text:style-name="T47"> Adminitrador</text:span><text:span text:style-name="T45"> foi </text:span><text:span text:style-name="T48">excluído</text:span><text:span text:style-name="T45"> com sucesso.</text:span></text:p>
          </table:table-cell>
        </table:table-row>
        <table:table-row table:style-name="Tabela7.1">
          <table:table-cell table:style-name="Tabela7.A4" office:value-type="string">
            <text:p text:style-name="P67">Fluxo básico: <text:s/>1. <text:span text:style-name="T26">Iniciar o aplicativo ou acessar pela página Web; </text:span></text:p>
            <text:p text:style-name="P36"><text:span text:style-name="T1"><text:s text:c="25"/>2. </text:span>Clicar em “<text:span text:style-name="T77">Login”</text:span>;</text:p>
            <text:p text:style-name="P36"><text:s text:c="25"/><text:span text:style-name="T1">3. </text:span>Fornecer nome <text:span text:style-name="T77">de usuário</text:span>;</text:p>
            <text:p text:style-name="P36"><text:s text:c="25"/><text:span text:style-name="T1">4. </text:span><text:span text:style-name="T28">Clicar em “</text:span><text:span text:style-name="T30">S</text:span><text:span text:style-name="T28">enha”</text:span>;</text:p>
            <text:p text:style-name="P36"><text:soft-page-break/><text:s text:c="25"/><text:span text:style-name="T1">5.</text:span> <text:span text:style-name="T77">Fornecer a senha</text:span>;</text:p>
            <text:p text:style-name="P36"><text:s text:c="25"/><text:span text:style-name="T1">6.</text:span> <text:span text:style-name="T79">Clicar em “Apagar Administrador”</text:span>;</text:p>
            <text:p text:style-name="P36"><text:s text:c="25"/><text:span text:style-name="T1">7.</text:span> Fornecer <text:span text:style-name="T79">o CPF do administrador que se deseja apagar</text:span>;</text:p>
            <text:p text:style-name="P36"><text:s text:c="25"/><text:span text:style-name="T1">8. </text:span><text:span text:style-name="T47">Fornecer nome do <text:s/>Administrador</text:span><text:span text:style-name="T34">;</text:span></text:p>
            <text:p text:style-name="P36"><text:s text:c="25"/><text:span text:style-name="T1">9.</text:span> <text:span text:style-name="T113">Verificar se dados estão corretos</text:span><text:span text:style-name="T28">;</text:span></text:p>
            <text:p text:style-name="P67"><text:span text:style-name="T28"><text:s text:c="23"/></text:span><text:span text:style-name="T97">10. </text:span><text:span text:style-name="T48">Clicar em “Confirmar exclusão”</text:span><text:span text:style-name="T47">;</text:span></text:p>
          </table:table-cell>
        </table:table-row>
        <table:table-row table:style-name="Tabela7.1">
          <table:table-cell table:style-name="Tabela7.A4" office:value-type="string">
            <text:p text:style-name="P67">Fluxo alternativo: 1a: <text:span text:style-name="T26">O aplicativo apresenta algum erro ao ser inicializado:</text:span></text:p>
            <text:p text:style-name="P36"><text:s text:c="39"/>1- O usuário deve reiniciá-lo;</text:p>
            <text:p text:style-name="P36"><text:s text:c="39"/>2- O caso de uso termina.</text:p>
            <text:p text:style-name="P36"><text:s text:c="31"/><text:span text:style-name="T11">2</text:span><text:span text:style-name="T82"> </text:span><text:span text:style-name="T87">a: </text:span><text:span text:style-name="T92">O CPF forncedio já foi apagado do sistema:</text:span></text:p>
            <text:p text:style-name="P36"><text:span text:style-name="T92"><text:s text:c="40"/>1 – Verificar se outro administrador já excluiu aquele funcionário;</text:span></text:p>
            <text:p text:style-name="P36"><text:span text:style-name="T92"><text:s text:c="40"/>2 – O caso de uso termina;</text:span></text:p>
          </table:table-cell>
        </table:table-row>
        <table:table-row table:style-name="Tabela7.1">
          <table:table-cell table:style-name="Tabela7.A4" office:value-type="string">
            <text:p text:style-name="P54">Frequência: <text:span text:style-name="T36">Mediana</text:span></text:p>
          </table:table-cell>
        </table:table-row>
      </table:table>
      <text:p text:style-name="P91"/>
      <text:p text:style-name="P90"/>
      <table:table table:name="Tabela3" table:style-name="Tabela3">
        <table:table-column table:style-name="Tabela3.A"/>
        <table:table-row table:style-name="Tabela3.1">
          <table:table-cell table:style-name="Tabela3.A1" office:value-type="string">
            <text:p text:style-name="P33"><text:span text:style-name="T1">C</text:span><text:span text:style-name="T2">DU</text:span><text:span text:style-name="T17">5</text:span><text:span text:style-name="T1">:</text:span><text:span text:style-name="T15"> </text:span><text:span text:style-name="T36">Apagar cadastro de cidadão</text:span></text:p>
          </table:table-cell>
        </table:table-row>
        <table:table-row table:style-name="Tabela3.1">
          <table:table-cell table:style-name="Tabela3.A1" office:value-type="string">
            <text:p text:style-name="P33"><text:span text:style-name="T1">Ator(es) principal(ais): </text:span><text:span text:style-name="T28">Administrador (Governo) </text:span><text:span text:style-name="T37">e</text:span><text:span text:style-name="T28"> </text:span><text:span text:style-name="T37">Administrador (hospital).</text:span></text:p>
          </table:table-cell>
        </table:table-row>
        <table:table-row table:style-name="Tabela3.1">
          <table:table-cell table:style-name="Tabela3.A1" office:value-type="string">
            <text:p text:style-name="P33"><text:span text:style-name="T1">Pré-condições: </text:span>Ter o aplicativo instalado em um dispositivo móvel ou <text:span text:style-name="T80">acesso à página</text:span> WEB do Sistema; <text:span text:style-name="T79">Possuir cadastrado efetivado no sistema como Administrador associado ao Governo.</text:span></text:p>
          </table:table-cell>
        </table:table-row>
        <table:table-row table:style-name="Tabela3.1">
          <table:table-cell table:style-name="Tabela3.A4" office:value-type="string">
            <text:p text:style-name="P52">Garantia de Sucesso: <text:span text:style-name="T45">Mensagem informando que o cadastro de cidadão foi excluído com sucesso.</text:span></text:p>
          </table:table-cell>
        </table:table-row>
        <table:table-row table:style-name="Tabela3.1">
          <table:table-cell table:style-name="Tabela3.A1" office:value-type="string">
            <text:p text:style-name="P65">Fluxo básico: <text:s/>1. <text:span text:style-name="T26">Iniciar o aplicativo ou acessar pela página Web; </text:span></text:p>
            <text:p text:style-name="P33"><text:span text:style-name="T1"><text:s text:c="25"/>2. </text:span>Clicar em “<text:span text:style-name="T77">Login”</text:span>;</text:p>
            <text:p text:style-name="P33"><text:s text:c="25"/><text:span text:style-name="T1">3. </text:span>Fornecer nome <text:span text:style-name="T77">de usuário</text:span>;</text:p>
            <text:p text:style-name="P33"><text:s text:c="25"/><text:span text:style-name="T1">4. </text:span><text:span text:style-name="T28">Clicar em “</text:span><text:span text:style-name="T30">S</text:span><text:span text:style-name="T28">enha”</text:span>;</text:p>
            <text:p text:style-name="P33"><text:s text:c="25"/><text:span text:style-name="T1">5.</text:span> <text:span text:style-name="T77">Fornecer a senha</text:span>;</text:p>
            <text:p text:style-name="P33"><text:s text:c="25"/><text:span text:style-name="T1">6.</text:span> <text:span text:style-name="T79">Clicar em “Cidadãos cadastrados”</text:span>;</text:p>
            <text:p text:style-name="P33"><text:s text:c="25"/><text:span text:style-name="T1">7.</text:span> Fornecer <text:span text:style-name="T79">o CPF do cidãdão o qual se deseja excluir o cadastro</text:span>;</text:p>
            <text:p text:style-name="P33"><text:s text:c="25"/><text:span text:style-name="T1">8. </text:span><text:span text:style-name="T45">Verificar se dados do cidadão conferem</text:span><text:span text:style-name="T34">;</text:span></text:p>
            <text:p text:style-name="P33"><text:s text:c="25"/><text:span text:style-name="T1">9.</text:span> <text:span text:style-name="T79">Fornecer CPF de administrador para confirmação de identidade</text:span><text:span text:style-name="T28">;</text:span></text:p>
            <text:p text:style-name="P65"><text:span text:style-name="T28"><text:s text:c="23"/></text:span><text:span text:style-name="T97">10. </text:span><text:span text:style-name="T32">Clicar em “</text:span><text:span text:style-name="T34">Confirmar </text:span><text:span text:style-name="T45">Exclusão</text:span><text:span text:style-name="T32">”</text:span></text:p>
          </table:table-cell>
        </table:table-row>
        <table:table-row table:style-name="Tabela3.1">
          <table:table-cell table:style-name="Tabela3.A1" office:value-type="string">
            <text:p text:style-name="P65">Fluxo alternativo: 1a: <text:span text:style-name="T26">O aplicativo apresenta algum erro ao ser inicializado:</text:span></text:p>
            <text:p text:style-name="P33"><text:s text:c="39"/>1- O usuário deve reiniciá-lo;</text:p>
            <text:p text:style-name="P33"><text:s text:c="39"/>2- O caso de uso termina.</text:p>
            <text:p text:style-name="P33"><text:span text:style-name="T1"><text:s text:c="31"/></text:span><text:span text:style-name="T5">7</text:span><text:span text:style-name="T1">a: </text:span><text:span text:style-name="T46">O CPF fo cidadão fornceido não está inserido no sistema</text:span>:</text:p>
            <text:p text:style-name="P34"><text:s text:c="40"/>1- <text:span text:style-name="T112">Verificar se hou8ve algum erro de digitação</text:span>;</text:p>
            <text:p text:style-name="P34"><text:s text:c="40"/>2- <text:span text:style-name="T112">Realizar novamente o procedimento;</text:span></text:p>
            <text:p text:style-name="P48"><text:s text:c="40"/><text:span text:style-name="T79">3- O caso de uso é finalizado.</text:span></text:p>
          </table:table-cell>
        </table:table-row>
        <table:table-row table:style-name="Tabela3.1">
          <table:table-cell table:style-name="Tabela3.A4" office:value-type="string">
            <text:p text:style-name="P52">Frequência: <text:span text:style-name="T36">Mediana</text:span></text:p>
          </table:table-cell>
        </table:table-row>
      </table:table>
      <text:p text:style-name="P89"/>
      <text:p text:style-name="P29"/>
      <text:p text:style-name="P20"/>
      <text:p text:style-name="P27"/>
      <table:table table:name="Tabela10" table:style-name="Tabela10">
        <table:table-column table:style-name="Tabela10.A"/>
        <table:table-row table:style-name="Tabela10.1">
          <table:table-cell table:style-name="Tabela10.A1" office:value-type="string">
            <text:p text:style-name="P5"><text:span text:style-name="T1">C</text:span><text:span text:style-name="T2">DU</text:span><text:span text:style-name="T20">6</text:span><text:span text:style-name="T1">:</text:span><text:span text:style-name="T15"> </text:span><text:span text:style-name="T38">Adicionar na agenda período de vacinação</text:span></text:p>
          </table:table-cell>
        </table:table-row>
        <table:table-row table:style-name="Tabela10.1">
          <table:table-cell table:style-name="Tabela10.A1" office:value-type="string">
            <text:p text:style-name="P5"><text:span text:style-name="T1">Ator(es) principal(ais): </text:span><text:span text:style-name="T28">Administrador (</text:span><text:span text:style-name="T37">Hospital</text:span><text:span text:style-name="T28">).</text:span></text:p>
          </table:table-cell>
        </table:table-row>
        <table:table-row table:style-name="Tabela10.1">
          <table:table-cell table:style-name="Tabela10.A1" office:value-type="string">
            <text:p text:style-name="P5"><text:span text:style-name="T1">Pré-condições: </text:span>Ter o aplicativo instalado em um dispositivo móvel ou <text:span text:style-name="T80">acesso à página</text:span> WEB do Sistema; <text:span text:style-name="T79">Possuir cadastrado efetivado no sistema como Administrador associado ao Hospital.</text:span></text:p>
          </table:table-cell>
        </table:table-row>
        <table:table-row table:style-name="Tabela10.1">
          <table:table-cell table:style-name="Tabela10.A4" office:value-type="string">
            <text:p text:style-name="P13">Garantia de Sucesso: <text:span text:style-name="T41">Mensagem informando que período de vacinação foi adicionado na agenda com <text:s/>sucesso</text:span></text:p>
          </table:table-cell>
        </table:table-row>
        <table:table-row table:style-name="Tabela10.1">
          <table:table-cell table:style-name="Tabela10.A1" office:value-type="string">
            <text:p text:style-name="P15">Fluxo básico: 1. <text:span text:style-name="T39">I</text:span><text:span text:style-name="T26">niciar o aplicativo ou acessar pela página Web; </text:span></text:p>
            <text:p text:style-name="P6"><text:span text:style-name="T1"><text:s text:c="25"/>2. </text:span>Clicar em “<text:span text:style-name="T77">Login”</text:span>;</text:p>
            <text:p text:style-name="P6"><text:s text:c="25"/><text:span text:style-name="T1">3. </text:span>Fornecer nome <text:span text:style-name="T77">de usuário</text:span>;</text:p>
            <text:p text:style-name="P6"><text:s text:c="25"/><text:span text:style-name="T1">4. </text:span><text:span text:style-name="T28">Clicar em “</text:span><text:span text:style-name="T30">S</text:span><text:span text:style-name="T28">enha”</text:span>;</text:p>
            <text:p text:style-name="P6"><text:s text:c="25"/><text:span text:style-name="T1">5.</text:span> <text:span text:style-name="T77">Fornecer a senha</text:span>;</text:p>
            <text:p text:style-name="P6"><text:s text:c="25"/><text:span text:style-name="T1">6.</text:span> <text:span text:style-name="T79">Clicar em “Agenda”</text:span>;</text:p>
            <text:p text:style-name="P6"><text:s text:c="25"/><text:span text:style-name="T1">7.</text:span> <text:span text:style-name="T110">Clicar sobre o dia de início do período de vacinação</text:span>;</text:p>
            <text:p text:style-name="P6"><text:s text:c="25"/><text:span text:style-name="T9">8. </text:span><text:span text:style-name="T40">Clicar </text:span><text:span text:style-name="T41">sobre o dia de finalização do período de vacinação</text:span><text:span text:style-name="T40">;</text:span></text:p>
            <text:p text:style-name="P6"><text:s text:c="25"/><text:span text:style-name="T9">9</text:span><text:span text:style-name="T1">.</text:span> <text:span text:style-name="T79">Fornecer CPF para confirmação de identidade</text:span><text:span text:style-name="T28">;</text:span></text:p>
            <text:p text:style-name="P15"><text:span text:style-name="T28"><text:s text:c="24"/></text:span><text:span text:style-name="T98">10</text:span><text:span text:style-name="T97">. </text:span><text:span text:style-name="T32">Clicar em “</text:span><text:span text:style-name="T34">Confirm</text:span><text:span text:style-name="T41">ar período de vacinação</text:span><text:span text:style-name="T32">”</text:span></text:p>
          </table:table-cell>
        </table:table-row>
        <table:table-row table:style-name="Tabela10.1">
          <table:table-cell table:style-name="Tabela10.A1" office:value-type="string">
            <text:p text:style-name="P15">Fluxo alternativo:<text:span text:style-name="T97">1</text:span><text:span text:style-name="T83"> </text:span><text:span text:style-name="T95">a: </text:span><text:span text:style-name="T88">O CPF informado não é de um administrador do </text:span><text:span text:style-name="T90">hospital</text:span><text:span text:style-name="T88">:</text:span></text:p>
            <text:p text:style-name="P21"><text:s text:c="42"/>1- Pedir para que o CPF seja digitado novamente;</text:p>
            <text:p text:style-name="P24"><text:s text:c="42"/>2- Caso o erro persista informar ao administrador do sistema uma tentativa de acesso perigosa.</text:p>
            <text:p text:style-name="P24"><text:s text:c="32"/><text:span text:style-name="T10">7</text:span><text:span text:style-name="T9"> a: </text:span><text:span text:style-name="T109">O dia escolhido não é um dia útil: </text:span></text:p>
            <text:p text:style-name="P24"><text:span text:style-name="T9"><text:s text:c="40"/></text:span><text:span text:style-name="T109">1- Pedir para que o usuário insira um dia útil para o início do período de vacinação</text:span></text:p>
            <text:p text:style-name="P24"><text:span text:style-name="T9"><text:s text:c="40"/></text:span><text:span text:style-name="T109">2- O caso de uso termina.</text:span></text:p>
          </table:table-cell>
        </table:table-row>
        <table:table-row table:style-name="Tabela10.1">
          <table:table-cell table:style-name="Tabela10.A4" office:value-type="string">
            <text:p text:style-name="P13">Frequência: <text:span text:style-name="T36">De acordo com o calendário ditado pelo Ministério da Saúde.</text:span></text:p>
          </table:table-cell>
        </table:table-row>
      </table:table>
      <text:p text:style-name="P27"/>
      <table:table table:name="Tabela11" table:style-name="Tabela11">
        <table:table-column table:style-name="Tabela11.A"/>
        <table:table-row table:style-name="Tabela11.1">
          <table:table-cell table:style-name="Tabela11.A1" office:value-type="string">
            <text:p text:style-name="P5"><text:span text:style-name="T1">C</text:span><text:span text:style-name="T2">DU</text:span><text:span text:style-name="T21">7</text:span><text:span text:style-name="T1">:</text:span><text:span text:style-name="T15"> </text:span><text:span text:style-name="T38">Gerenciar agenda de vacinação no hospital</text:span></text:p>
          </table:table-cell>
        </table:table-row>
        <table:table-row table:style-name="Tabela11.1">
          <table:table-cell table:style-name="Tabela11.A1" office:value-type="string">
            <text:p text:style-name="P5"><text:span text:style-name="T1">Ator(es) principal(ais): </text:span><text:span text:style-name="T28">Administrador (</text:span><text:span text:style-name="T37">Hospital</text:span><text:span text:style-name="T28">).</text:span></text:p>
          </table:table-cell>
        </table:table-row>
        <table:table-row table:style-name="Tabela11.1">
          <table:table-cell table:style-name="Tabela11.A1" office:value-type="string">
            <text:p text:style-name="P5"><text:span text:style-name="T1">Pré-condições: </text:span>Ter o aplicativo instalado em um dispositivo móvel ou <text:span text:style-name="T80">acesso à página</text:span> WEB do Sistema; <text:span text:style-name="T79">Possuir cadastrado efetivado no sistema como Administrador associado ao Hospital</text:span></text:p>
          </table:table-cell>
        </table:table-row>
        <table:table-row table:style-name="Tabela11.1">
          <table:table-cell table:style-name="Tabela11.A4" office:value-type="string">
            <text:p text:style-name="P13">Garantia de Sucesso: <text:span text:style-name="T26">Visualização completa da agenda do hospital.</text:span></text:p>
          </table:table-cell>
        </table:table-row>
        <table:table-row table:style-name="Tabela11.1">
          <table:table-cell table:style-name="Tabela11.A1" office:value-type="string">
            <text:p text:style-name="P16">Fluxo básico: <text:s/>1. <text:span text:style-name="T39">I</text:span><text:span text:style-name="T26">niciar o aplicativo ou acessar pela página Web; </text:span></text:p>
            <text:p text:style-name="P7"><text:span text:style-name="T1"><text:s text:c="25"/>2. </text:span>Clicar em “<text:span text:style-name="T77">Login”</text:span>;</text:p>
            <text:p text:style-name="P7"><text:s text:c="25"/><text:span text:style-name="T1">3. </text:span>Fornecer nome <text:span text:style-name="T77">de usuário</text:span>;</text:p>
            <text:p text:style-name="P7"><text:s text:c="25"/><text:span text:style-name="T1">4. </text:span><text:span text:style-name="T28">Clicar em “</text:span><text:span text:style-name="T30">S</text:span><text:span text:style-name="T28">enha”</text:span>;</text:p>
            <text:p text:style-name="P7"><text:s text:c="25"/><text:span text:style-name="T1">5.</text:span> <text:span text:style-name="T77">Fornecer a senha</text:span>;</text:p>
            <text:p text:style-name="P7"><text:s text:c="25"/><text:span text:style-name="T1">6.</text:span> <text:span text:style-name="T79">Clicar em “Agenda”</text:span>;</text:p>
            <text:p text:style-name="P7"><text:s text:c="25"/><text:span text:style-name="T1">7.</text:span> <text:span text:style-name="T111">Escolher qual ação deseja realizar dentro do módulo “Agenda”</text:span>;</text:p>
          </table:table-cell>
        </table:table-row>
        <text:soft-page-break/>
        <table:table-row table:style-name="Tabela11.1">
          <table:table-cell table:style-name="Tabela11.A1" office:value-type="string">
            <text:p text:style-name="P16">Fluxo alternativo: <text:span text:style-name="T99">6</text:span><text:span text:style-name="T83"> </text:span><text:span text:style-name="T95">a: </text:span><text:span text:style-name="T91">A visualização da agenda pode estar temporariamente fora do ar</text:span><text:span text:style-name="T88">:</text:span></text:p>
            <text:p text:style-name="P22"><text:s text:c="42"/>1- Pedir para que o <text:span text:style-name="T111">o usuário tente </text:span>o acesso mais tarde;</text:p>
            <text:p text:style-name="P25"><text:s text:c="42"/>2- O caso de uso termina;</text:p>
            <text:p text:style-name="P25"><text:s text:c="4"/></text:p>
          </table:table-cell>
        </table:table-row>
        <table:table-row table:style-name="Tabela11.1">
          <table:table-cell table:style-name="Tabela11.A4" office:value-type="string">
            <text:p text:style-name="P13">Frequência: <text:span text:style-name="T36">Relativamente alta.</text:span></text:p>
          </table:table-cell>
        </table:table-row>
      </table:table>
      <text:p text:style-name="P27"/>
      <table:table table:name="Tabela12" table:style-name="Tabela12">
        <table:table-column table:style-name="Tabela12.A"/>
        <table:table-row table:style-name="Tabela12.1">
          <table:table-cell table:style-name="Tabela12.A1" office:value-type="string">
            <text:p text:style-name="P5"><text:span text:style-name="T1">C</text:span><text:span text:style-name="T2">DU</text:span><text:span text:style-name="T22">8</text:span><text:span text:style-name="T1">:</text:span><text:span text:style-name="T15"> </text:span><text:span text:style-name="T50">Manter</text:span><text:span text:style-name="T38"> período de vacinação</text:span></text:p>
          </table:table-cell>
        </table:table-row>
        <table:table-row table:style-name="Tabela12.1">
          <table:table-cell table:style-name="Tabela12.A1" office:value-type="string">
            <text:p text:style-name="P5"><text:span text:style-name="T1">Ator(es) principal(ais): </text:span><text:span text:style-name="T28">Administrador (</text:span><text:span text:style-name="T37">Hospital</text:span><text:span text:style-name="T28">).</text:span></text:p>
          </table:table-cell>
        </table:table-row>
        <table:table-row table:style-name="Tabela12.1">
          <table:table-cell table:style-name="Tabela12.A1" office:value-type="string">
            <text:p text:style-name="P5"><text:span text:style-name="T1">Pré-condições: </text:span>Ter o aplicativo instalado em um dispositivo móvel ou <text:span text:style-name="T80">acesso à página</text:span> WEB do Sistema; <text:span text:style-name="T79">Possuir cadastrado efetivado no sistema como Administrador associado ao hospital.</text:span></text:p>
          </table:table-cell>
        </table:table-row>
        <table:table-row table:style-name="Tabela12.1">
          <table:table-cell table:style-name="Tabela12.A4" office:value-type="string">
            <text:p text:style-name="P60">CD<text:span text:style-name="T116">U</text:span>8: Cenário 1 – Adicionar mais dias ao período de vacinação</text:p>
          </table:table-cell>
        </table:table-row>
        <table:table-row table:style-name="Tabela12.1">
          <table:table-cell table:style-name="Tabela12.A4" office:value-type="string">
            <text:p text:style-name="P13">Garantia de Sucesso: <text:span text:style-name="T26">Mensagem informando que o período </text:span><text:span text:style-name="T50">foi prolongado com sucesso</text:span><text:span text:style-name="T26">.</text:span></text:p>
          </table:table-cell>
        </table:table-row>
        <table:table-row table:style-name="Tabela12.1">
          <table:table-cell table:style-name="Tabela12.A1" office:value-type="string">
            <text:p text:style-name="P17">Fluxo básico: 1. <text:span text:style-name="T39">I</text:span><text:span text:style-name="T26">niciar o aplicativo ou acessar pela página Web; </text:span></text:p>
            <text:p text:style-name="P8"><text:span text:style-name="T1"><text:s text:c="25"/>2. </text:span>Clicar em “<text:span text:style-name="T77">Login”</text:span>;</text:p>
            <text:p text:style-name="P8"><text:s text:c="25"/><text:span text:style-name="T1">3. </text:span>Fornecer nome <text:span text:style-name="T77">de usuário</text:span>;</text:p>
            <text:p text:style-name="P8"><text:s text:c="25"/><text:span text:style-name="T1">4. </text:span><text:span text:style-name="T28">Clicar em “</text:span><text:span text:style-name="T30">S</text:span><text:span text:style-name="T28">enha”</text:span>;</text:p>
            <text:p text:style-name="P8"><text:s text:c="25"/><text:span text:style-name="T1">5.</text:span> <text:span text:style-name="T77">Fornecer a senha</text:span>;</text:p>
            <text:p text:style-name="P8"><text:s text:c="25"/><text:span text:style-name="T1">6.</text:span> <text:span text:style-name="T79">Clicar em “Agenda”;</text:span></text:p>
            <text:p text:style-name="P8"><text:s text:c="25"/><text:span text:style-name="T12">7</text:span><text:span text:style-name="T9">. </text:span><text:span text:style-name="T41">Des</text:span><text:span text:style-name="T40">marcar o dia do fim do período de vacinação;</text:span></text:p>
            <text:p text:style-name="P8"><text:span text:style-name="T40"><text:s text:c="25"/></text:span><text:span text:style-name="T12">8</text:span><text:span text:style-name="T9">. </text:span><text:span text:style-name="T40">Clicar </text:span><text:span text:style-name="T51">na data para a qual se deseja estender o período</text:span><text:span text:style-name="T40">;</text:span></text:p>
            <text:p text:style-name="P8"><text:s text:c="24"/><text:span text:style-name="T12">9</text:span><text:span text:style-name="T6">. </text:span><text:span text:style-name="T26">Fornercer CPF para confirmação de identidade;</text:span></text:p>
            <text:p text:style-name="P17"><text:span text:style-name="T28"><text:s text:c="24"/></text:span><text:span text:style-name="T97">1</text:span><text:span text:style-name="T102">0</text:span><text:span text:style-name="T97">. </text:span><text:span text:style-name="T32">Clicar em “Confirmar alterações”.</text:span></text:p>
          </table:table-cell>
        </table:table-row>
        <table:table-row table:style-name="Tabela12.1">
          <table:table-cell table:style-name="Tabela12.A1" office:value-type="string">
            <text:p text:style-name="P18">Fluxo alternativo: <text:span text:style-name="T100">1 </text:span><text:span text:style-name="T95">a: </text:span><text:span text:style-name="T91">A visualização da agenda pode estar temporariamente fora do ar</text:span><text:span text:style-name="T88">:</text:span></text:p>
            <text:p text:style-name="P23"><text:s text:c="42"/>1- Pedir para que o <text:span text:style-name="T111">o usuário tente </text:span>o acesso mais tarde;</text:p>
            <text:p text:style-name="P26"><text:s text:c="42"/>2- O caso de uso termina;</text:p>
            <text:p text:style-name="P18"><text:span text:style-name="T97"><text:s text:c="32"/></text:span><text:span text:style-name="T104">9</text:span><text:span text:style-name="T83"> </text:span><text:span text:style-name="T95">a: </text:span><text:span text:style-name="T88">O CPF informado não é de um administrador do </text:span><text:span text:style-name="T90">hospital</text:span><text:span text:style-name="T88">:</text:span></text:p>
            <text:p text:style-name="P23"><text:s text:c="42"/>1- Pedir para que o CPF seja digitado novamente;</text:p>
            <text:p text:style-name="P26"><text:s text:c="42"/>2- Caso o erro persista informar ao administrador do sistema uma tentativa de acesso perigosa.</text:p>
          </table:table-cell>
        </table:table-row>
        <table:table-row table:style-name="Tabela12.1">
          <table:table-cell table:style-name="Tabela12.A4" office:value-type="string">
            <text:p text:style-name="P13">Frequência: <text:span text:style-name="T42">Pouco frequente.</text:span></text:p>
          </table:table-cell>
        </table:table-row>
        <table:table-row table:style-name="Tabela12.1">
          <table:table-cell table:style-name="Tabela12.A4" office:value-type="string">
            <text:p text:style-name="P61">CDU8 – Cenário 2: Diminuir dias do período de vacinação</text:p>
          </table:table-cell>
        </table:table-row>
        <table:table-row table:style-name="Tabela12.1">
          <table:table-cell table:style-name="Tabela12.A4" office:value-type="string">
            <text:p text:style-name="P13">Garantia de Sucesso: <text:span text:style-name="T26">Mensagem informando que o período </text:span><text:span text:style-name="T50">foi </text:span><text:span text:style-name="T52">reduzido</text:span><text:span text:style-name="T50"> com sucesso</text:span><text:span text:style-name="T26">.</text:span></text:p>
          </table:table-cell>
        </table:table-row>
        <table:table-row table:style-name="Tabela12.1">
          <table:table-cell table:style-name="Tabela12.A4" office:value-type="string">
            <text:p text:style-name="P17">Fluxo básico: 1. <text:span text:style-name="T39">I</text:span><text:span text:style-name="T26">niciar o aplicativo ou acessar pela página Web; </text:span></text:p>
            <text:p text:style-name="P8"><text:span text:style-name="T1"><text:s text:c="25"/>2. </text:span>Clicar em “<text:span text:style-name="T77">Login”</text:span>;</text:p>
            <text:p text:style-name="P8"><text:s text:c="25"/><text:span text:style-name="T1">3. </text:span>Fornecer nome <text:span text:style-name="T77">de usuário</text:span>;</text:p>
            <text:p text:style-name="P8"><text:s text:c="25"/><text:span text:style-name="T1">4. </text:span><text:span text:style-name="T28">Clicar em “</text:span><text:span text:style-name="T30">S</text:span><text:span text:style-name="T28">enha”</text:span>;</text:p>
            <text:p text:style-name="P8"><text:s text:c="25"/><text:span text:style-name="T1">5.</text:span> <text:span text:style-name="T77">Fornecer a senha</text:span>;</text:p>
            <text:p text:style-name="P8"><text:s text:c="25"/><text:span text:style-name="T1">6.</text:span> <text:span text:style-name="T79">Clicar em “Agenda”;</text:span></text:p>
            <text:p text:style-name="P8"><text:s text:c="25"/><text:span text:style-name="T12">7</text:span><text:span text:style-name="T9">. </text:span><text:span text:style-name="T41">Des</text:span><text:span text:style-name="T40">marcar o dia do fim do período de vacinação;</text:span></text:p>
            <text:p text:style-name="P8"><text:span text:style-name="T40"><text:s text:c="25"/></text:span><text:span text:style-name="T12">8</text:span><text:span text:style-name="T9">. </text:span><text:span text:style-name="T40">Clicar </text:span><text:span text:style-name="T51">na data para a qual se deseja e</text:span><text:span text:style-name="T52">ncurtar</text:span><text:span text:style-name="T51"> o período</text:span><text:span text:style-name="T40">;</text:span></text:p>
            <text:p text:style-name="P8"><text:s text:c="24"/><text:span text:style-name="T12">9</text:span><text:span text:style-name="T6">. </text:span><text:span text:style-name="T26">Fornercer CPF para confirmação de identidade;</text:span></text:p>
            <text:p text:style-name="P17"><text:soft-page-break/><text:span text:style-name="T28"><text:s text:c="24"/></text:span><text:span text:style-name="T97">1</text:span><text:span text:style-name="T102">0</text:span><text:span text:style-name="T97">. </text:span><text:span text:style-name="T32">Clicar em “Confirmar alterações”.</text:span></text:p>
          </table:table-cell>
        </table:table-row>
        <table:table-row table:style-name="Tabela12.1">
          <table:table-cell table:style-name="Tabela12.A4" office:value-type="string">
            <text:p text:style-name="P18">Fluxo alternativo: <text:span text:style-name="T100">1 </text:span><text:span text:style-name="T95">a: </text:span><text:span text:style-name="T91">A visualização da agenda pode estar temporariamente fora do ar</text:span><text:span text:style-name="T88">:</text:span></text:p>
            <text:p text:style-name="P23"><text:s text:c="42"/>1- Pedir para que o <text:span text:style-name="T111">o usuário tente </text:span>o acesso mais tarde;</text:p>
            <text:p text:style-name="P26"><text:s text:c="42"/>2- O caso de uso termina;</text:p>
            <text:p text:style-name="P18"><text:span text:style-name="T97"><text:s text:c="32"/></text:span><text:span text:style-name="T103">9</text:span><text:span text:style-name="T83"> </text:span><text:span text:style-name="T95">a: </text:span><text:span text:style-name="T88">O CPF informado não é de um administrador do </text:span><text:span text:style-name="T90">hospital</text:span><text:span text:style-name="T88">:</text:span></text:p>
            <text:p text:style-name="P23"><text:s text:c="42"/>1- Pedir para que o CPF seja digitado novamente;</text:p>
            <text:p text:style-name="P26"><text:s text:c="42"/>2- Caso o erro persista informar ao administrador do sistema uma tentativa de acesso perigosa.</text:p>
          </table:table-cell>
        </table:table-row>
        <table:table-row table:style-name="Tabela12.1">
          <table:table-cell table:style-name="Tabela12.A4" office:value-type="string">
            <text:p text:style-name="P13">Frequência: <text:span text:style-name="T42">Pouco frequente.</text:span></text:p>
          </table:table-cell>
        </table:table-row>
      </table:table>
      <text:p text:style-name="P27"/>
      <table:table table:name="Tabela13" table:style-name="Tabela13">
        <table:table-column table:style-name="Tabela13.A"/>
        <table:table-row table:style-name="Tabela13.1">
          <table:table-cell table:style-name="Tabela13.A1" office:value-type="string">
            <text:p text:style-name="P5"><text:span text:style-name="T1">C</text:span><text:span text:style-name="T2">DU</text:span><text:span text:style-name="T23">9</text:span><text:span text:style-name="T1">:</text:span><text:span text:style-name="T15"> </text:span><text:span text:style-name="T53">Verificar estoque de vacinas.</text:span></text:p>
          </table:table-cell>
        </table:table-row>
        <table:table-row table:style-name="Tabela13.1">
          <table:table-cell table:style-name="Tabela13.A1" office:value-type="string">
            <text:p text:style-name="P5"><text:span text:style-name="T1">Ator(es) principal(ais): </text:span><text:span text:style-name="T28">Administrador (</text:span><text:span text:style-name="T37">Hospital</text:span><text:span text:style-name="T28">) </text:span><text:span text:style-name="T53">e Funcionário do hospital</text:span><text:span text:style-name="T28">.</text:span></text:p>
          </table:table-cell>
        </table:table-row>
        <table:table-row table:style-name="Tabela13.1">
          <table:table-cell table:style-name="Tabela13.A1" office:value-type="string">
            <text:p text:style-name="P5"><text:span text:style-name="T1">Pré-condições: </text:span>Ter o aplicativo instalado em um dispositivo móvel ou <text:span text:style-name="T80">acesso à página</text:span> WEB do Sistema; <text:span text:style-name="T79">Possuir cadastrado efetivado no sistema como Administrador associado ao Governo ou como funcionário do Hospital.</text:span></text:p>
          </table:table-cell>
        </table:table-row>
        <table:table-row table:style-name="Tabela13.1">
          <table:table-cell table:style-name="Tabela13.A4" office:value-type="string">
            <text:p text:style-name="P13">Garantia de Sucesso: <text:span text:style-name="T54">Visualização clara e inteligível do estoque das vacinas disponíveis <text:s text:c="2"/>em determinada unidade de saúde.</text:span></text:p>
          </table:table-cell>
        </table:table-row>
        <table:table-row table:style-name="Tabela13.1">
          <table:table-cell table:style-name="Tabela13.A1" office:value-type="string">
            <text:p text:style-name="P70">Fluxo básico: <text:s/>1. <text:span text:style-name="T39">I</text:span><text:span text:style-name="T26">niciar o aplicativo ou acessar pela página Web; </text:span></text:p>
            <text:p text:style-name="P38"><text:span text:style-name="T1"><text:s text:c="25"/>2. </text:span>Clicar em “<text:span text:style-name="T77">Login”</text:span>;</text:p>
            <text:p text:style-name="P38"><text:s text:c="25"/><text:span text:style-name="T1">3. </text:span>Fornecer nome <text:span text:style-name="T77">de usuário</text:span>;</text:p>
            <text:p text:style-name="P38"><text:s text:c="25"/><text:span text:style-name="T1">4. </text:span><text:span text:style-name="T28">Clicar em “</text:span><text:span text:style-name="T30">S</text:span><text:span text:style-name="T28">enha”</text:span>;</text:p>
            <text:p text:style-name="P38"><text:s text:c="25"/><text:span text:style-name="T1">5.</text:span> <text:span text:style-name="T77">Fornecer a senha</text:span>;</text:p>
            <text:p text:style-name="P38"><text:s text:c="25"/><text:span text:style-name="T1">6.</text:span> <text:span text:style-name="T79">Clicar em “Estoque de vacinas”;</text:span></text:p>
            <text:p text:style-name="P38"><text:s text:c="25"/><text:span text:style-name="T12">7</text:span><text:span text:style-name="T9">. </text:span><text:span text:style-name="T55">Clicar sobre qual vacina deseja visualizar o estoque</text:span><text:span text:style-name="T40">;</text:span></text:p>
            <text:p text:style-name="P38"><text:span text:style-name="T40"><text:s text:c="25"/></text:span><text:span text:style-name="T12">8</text:span><text:span text:style-name="T9">. </text:span><text:span text:style-name="T40">C</text:span><text:span text:style-name="T55">aso deseje uma visualização gráfica, clicar em “Gerar gráfico”</text:span><text:span text:style-name="T40">;</text:span></text:p>
          </table:table-cell>
        </table:table-row>
        <table:table-row table:style-name="Tabela13.1">
          <table:table-cell table:style-name="Tabela13.A1" office:value-type="string">
            <text:p text:style-name="P14">Fluxo alternativo: <text:s/><text:span text:style-name="T105">8 a: </text:span><text:span text:style-name="T55">A geração do gráfico pode não ser realizada com sucesso;</text:span></text:p>
            <text:p text:style-name="P14"><text:span text:style-name="T55"><text:s text:c="40"/>1- Pedir ao usuário que tente novamente mais tarde;</text:span></text:p>
            <text:p text:style-name="P14"><text:span text:style-name="T55"><text:s text:c="40"/>2- Caso de uso termina;</text:span></text:p>
          </table:table-cell>
        </table:table-row>
        <table:table-row table:style-name="Tabela13.1">
          <table:table-cell table:style-name="Tabela13.A4" office:value-type="string">
            <text:p text:style-name="P13">Frequência: <text:span text:style-name="T56">Alta.</text:span></text:p>
          </table:table-cell>
        </table:table-row>
      </table:table>
      <text:p text:style-name="P27"/>
      <table:table table:name="Tabela14" table:style-name="Tabela14">
        <table:table-column table:style-name="Tabela14.A"/>
        <table:table-row table:style-name="Tabela14.1">
          <table:table-cell table:style-name="Tabela14.A1" office:value-type="string">
            <text:p text:style-name="P5"><text:span text:style-name="T1">C</text:span><text:span text:style-name="T2">DU</text:span><text:span text:style-name="T16">1</text:span><text:span text:style-name="T24">0</text:span><text:span text:style-name="T1">:</text:span><text:span text:style-name="T15"> </text:span><text:span text:style-name="T57">Verificar agenda de vacinação.</text:span></text:p>
          </table:table-cell>
        </table:table-row>
        <table:table-row table:style-name="Tabela14.1">
          <table:table-cell table:style-name="Tabela14.A1" office:value-type="string">
            <text:p text:style-name="P5"><text:span text:style-name="T1">Ator(es) principal(ais): </text:span><text:span text:style-name="T28">F</text:span><text:span text:style-name="T38">uncionário(Hospital) e Cidadão</text:span></text:p>
          </table:table-cell>
        </table:table-row>
        <table:table-row table:style-name="Tabela14.1">
          <table:table-cell table:style-name="Tabela14.A1" office:value-type="string">
            <text:p text:style-name="P5"><text:span text:style-name="T1">Pré-condições: </text:span>Ter o aplicativo instalado em um dispositivo móvel ou <text:span text:style-name="T80">acesso à página</text:span> WEB do Sistema; <text:span text:style-name="T79">Possuir cadastrado efetivado no sistema como Administrador associado ao hospital ou cadastro de cidadão.</text:span></text:p>
          </table:table-cell>
        </table:table-row>
        <table:table-row table:style-name="Tabela14.1">
          <table:table-cell table:style-name="Tabela14.A4" office:value-type="string">
            <text:p text:style-name="P13">Garantia de Sucesso: <text:span text:style-name="T58">Conseguir visualizar facilmente os períodos de vacinação registrados.</text:span></text:p>
          </table:table-cell>
        </table:table-row>
        <table:table-row table:style-name="Tabela14.1">
          <table:table-cell table:style-name="Tabela14.A1" office:value-type="string">
            <text:p text:style-name="P71">Fluxo básico: 1. <text:span text:style-name="T39">I</text:span><text:span text:style-name="T26">niciar o aplicativo ou acessar pela página Web; </text:span></text:p>
            <text:p text:style-name="P39"><text:span text:style-name="T1"><text:s text:c="25"/>2. </text:span>Clicar em “<text:span text:style-name="T77">Login”</text:span>;</text:p>
            <text:p text:style-name="P39"><text:s text:c="25"/><text:span text:style-name="T1">3. </text:span>Fornecer nome <text:span text:style-name="T77">de usuário</text:span>;</text:p>
            <text:p text:style-name="P39"><text:s text:c="25"/><text:span text:style-name="T1">4. </text:span><text:span text:style-name="T28">Clicar em “</text:span><text:span text:style-name="T30">S</text:span><text:span text:style-name="T28">enha”</text:span>;</text:p>
            <text:p text:style-name="P39"><text:soft-page-break/><text:s text:c="25"/><text:span text:style-name="T1">5.</text:span> <text:span text:style-name="T77">Fornecer a senha</text:span>;</text:p>
            <text:p text:style-name="P39"><text:s text:c="25"/><text:span text:style-name="T1">6.</text:span> <text:span text:style-name="T79">Clicar em “Agenda de Vacinação”;</text:span></text:p>
            <text:p text:style-name="P39"><text:s text:c="25"/><text:span text:style-name="T12">7</text:span><text:span text:style-name="T9">. </text:span><text:span text:style-name="T55">Clicar sobre qual </text:span><text:span text:style-name="T59">período se deseja visualizar melhor</text:span><text:span text:style-name="T40">;</text:span></text:p>
          </table:table-cell>
        </table:table-row>
        <table:table-row table:style-name="Tabela14.1">
          <table:table-cell table:style-name="Tabela14.A1" office:value-type="string">
            <text:p text:style-name="P14">Fluxo alternativo: <text:span text:style-name="T117">7</text:span><text:span text:style-name="T84"> </text:span><text:span text:style-name="T96">a: </text:span><text:span text:style-name="T93">A agenda está indisponível:</text:span></text:p>
            <text:p text:style-name="P71"><text:span text:style-name="T93"><text:s text:c="39"/>1- O sistema pode estar fora do ar;</text:span></text:p>
            <text:p text:style-name="P71"><text:span text:style-name="T93"><text:s text:c="39"/>2- Pedir ao usuário que tente novamente mais tarde;</text:span></text:p>
            <text:p text:style-name="P71"><text:span text:style-name="T93"><text:s text:c="39"/>3- O caso de uso termina; <text:s text:c="5"/></text:span></text:p>
          </table:table-cell>
        </table:table-row>
        <table:table-row table:style-name="Tabela14.1">
          <table:table-cell table:style-name="Tabela14.A4" office:value-type="string">
            <text:p text:style-name="P13">Frequência: <text:span text:style-name="T60">Alta</text:span></text:p>
          </table:table-cell>
        </table:table-row>
      </table:table>
      <text:p text:style-name="P27"/>
      <table:table table:name="Tabela15" table:style-name="Tabela15">
        <table:table-column table:style-name="Tabela15.A"/>
        <table:table-row table:style-name="Tabela15.1">
          <table:table-cell table:style-name="Tabela15.A1" office:value-type="string">
            <text:p text:style-name="P5"><text:span text:style-name="T1">C</text:span><text:span text:style-name="T2">DU</text:span><text:span text:style-name="T25">11</text:span><text:span text:style-name="T1">:</text:span><text:span text:style-name="T15"> </text:span><text:span text:style-name="T61">Manter </text:span><text:span text:style-name="T38">cidadão.</text:span></text:p>
          </table:table-cell>
        </table:table-row>
        <table:table-row table:style-name="Tabela15.1">
          <table:table-cell table:style-name="Tabela15.A1" office:value-type="string">
            <text:p text:style-name="P5"><text:span text:style-name="T1">Ator(es) principal(ais): </text:span><text:span text:style-name="T28">F</text:span><text:span text:style-name="T38">uncionário(Hospital) e Cidadão</text:span></text:p>
          </table:table-cell>
        </table:table-row>
        <table:table-row table:style-name="Tabela15.1">
          <table:table-cell table:style-name="Tabela15.A1" office:value-type="string">
            <text:p text:style-name="P5"><text:span text:style-name="T1">Pré-condições: </text:span>Ter o aplicativo instalado em um dispositivo móvel ou <text:span text:style-name="T80">acesso à página</text:span> WEB do Sistema; <text:span text:style-name="T79">Possuir cadastrado efetivado no sistema como Administrador associado ao Hospital <text:s/>ou como Cidadão.</text:span></text:p>
          </table:table-cell>
        </table:table-row>
        <table:table-row table:style-name="Tabela15.1">
          <table:table-cell table:style-name="Tabela15.A4" office:value-type="string">
            <text:p text:style-name="P62">CD<text:span text:style-name="T118">U</text:span>11 - Cenário 1: Funcionário altera dados do cidadão</text:p>
          </table:table-cell>
        </table:table-row>
        <table:table-row table:style-name="Tabela15.1">
          <table:table-cell table:style-name="Tabela15.A4" office:value-type="string">
            <text:p text:style-name="P13">Garantia de Sucesso: <text:span text:style-name="T61">Mensagem informando que alteração no cadastrado do cidadão foi realizada com sucesso.</text:span></text:p>
          </table:table-cell>
        </table:table-row>
        <table:table-row table:style-name="Tabela15.1">
          <table:table-cell table:style-name="Tabela15.A1" office:value-type="string">
            <text:p text:style-name="P72">Fluxo básico: 1. <text:span text:style-name="T39">I</text:span><text:span text:style-name="T26">niciar o aplicativo ou acessar pela página Web; </text:span></text:p>
            <text:p text:style-name="P40"><text:span text:style-name="T1"><text:s text:c="25"/>2. </text:span>Clicar em “<text:span text:style-name="T77">Login”</text:span>;</text:p>
            <text:p text:style-name="P40"><text:s text:c="25"/><text:span text:style-name="T1">3. </text:span>Fornecer nome <text:span text:style-name="T77">de usuário</text:span>;</text:p>
            <text:p text:style-name="P40"><text:s text:c="25"/><text:span text:style-name="T1">4. </text:span><text:span text:style-name="T28">Clicar em “</text:span><text:span text:style-name="T30">S</text:span><text:span text:style-name="T28">enha”</text:span>;</text:p>
            <text:p text:style-name="P40"><text:s text:c="25"/><text:span text:style-name="T1">5.</text:span> <text:span text:style-name="T77">Fornecer a senha</text:span>;</text:p>
            <text:p text:style-name="P40"><text:s text:c="25"/><text:span text:style-name="T1">6.</text:span> <text:span text:style-name="T79">Clicar em “Realizar modificações”;</text:span></text:p>
            <text:p text:style-name="P40"><text:s text:c="25"/><text:span text:style-name="T12">7</text:span><text:span text:style-name="T9">. </text:span><text:span text:style-name="T61">Mudar o que foi solicitador pelo cidadão</text:span><text:span text:style-name="T40">;</text:span></text:p>
            <text:p text:style-name="P40"><text:span text:style-name="T40"><text:s text:c="25"/></text:span><text:span text:style-name="T13">8. </text:span><text:span text:style-name="T61">Fornecer o CPF do cidadão para confirmar autenticidade</text:span></text:p>
            <text:p text:style-name="P72"><text:span text:style-name="T40"><text:s text:c="25"/></text:span><text:span text:style-name="T106">9</text:span><text:span text:style-name="T98">. </text:span><text:span text:style-name="T61">C</text:span><text:span text:style-name="T55">licar em “</text:span><text:span text:style-name="T61">Confirmar alterações</text:span><text:span text:style-name="T55">”</text:span><text:span text:style-name="T40">;</text:span></text:p>
          </table:table-cell>
        </table:table-row>
        <table:table-row table:style-name="Tabela15.1">
          <table:table-cell table:style-name="Tabela15.A1" office:value-type="string">
            <text:p text:style-name="P73">Fluxo alternativo: <text:span text:style-name="T100">1 </text:span><text:span text:style-name="T95">a: </text:span><text:span text:style-name="T91">A visualização da agenda pode estar temporariamente fora do ar</text:span><text:span text:style-name="T88">:</text:span></text:p>
            <text:p text:style-name="P86"><text:s text:c="42"/>1- Pedir para que o <text:span text:style-name="T111">o usuário tente </text:span>o acesso mais tarde;</text:p>
            <text:p text:style-name="P81"><text:s text:c="42"/>2- O caso de uso termina;</text:p>
            <text:p text:style-name="P73"><text:span text:style-name="T97"><text:s text:c="32"/></text:span><text:span text:style-name="T107">8</text:span><text:span text:style-name="T83"> </text:span><text:span text:style-name="T95">a: </text:span><text:span text:style-name="T88">O CPF informado não </text:span><text:span text:style-name="T94">se encontra no sistema</text:span><text:span text:style-name="T88">:</text:span></text:p>
            <text:p text:style-name="P86"><text:s text:c="42"/>1- Pedir para que o CPF seja digitado novamente;</text:p>
            <text:p text:style-name="P81"><text:s text:c="42"/>2- Caso o erro persista informar ao <text:span text:style-name="T118">cidadão que ele deve se cadastrar no sistema para que depois alterações possam ser feitas;</text:span></text:p>
            <text:p text:style-name="P81"><text:s text:c="42"/><text:span text:style-name="T118">3- O caso de uso termina.</text:span></text:p>
          </table:table-cell>
        </table:table-row>
        <table:table-row table:style-name="Tabela15.1">
          <table:table-cell table:style-name="Tabela15.A4" office:value-type="string">
            <text:p text:style-name="P13">Frequência: <text:span text:style-name="T36">Mediana</text:span></text:p>
          </table:table-cell>
        </table:table-row>
        <table:table-row table:style-name="Tabela15.1">
          <table:table-cell table:style-name="Tabela15.A4" office:value-type="string">
            <text:p text:style-name="P63">CDU11 – Cenário 2: Cidadão altera próprio cadastro</text:p>
          </table:table-cell>
        </table:table-row>
        <table:table-row table:style-name="Tabela15.1">
          <table:table-cell table:style-name="Tabela15.A4" office:value-type="string">
            <text:p text:style-name="P13">Garantia de Sucesso: <text:span text:style-name="T61">Mensagem informando que alteração no cadastrado do cidadão foi realizada com sucesso.</text:span></text:p>
          </table:table-cell>
        </table:table-row>
        <table:table-row table:style-name="Tabela15.1">
          <table:table-cell table:style-name="Tabela15.A4" office:value-type="string">
            <text:p text:style-name="P72">Fluxo básico: 1. <text:span text:style-name="T39">I</text:span><text:span text:style-name="T26">niciar o aplicativo ou acessar pela página Web; </text:span></text:p>
            <text:p text:style-name="P40"><text:span text:style-name="T1"><text:s text:c="25"/>2. </text:span>Clicar em “<text:span text:style-name="T77">Login”</text:span>;</text:p>
            <text:p text:style-name="P40"><text:s text:c="25"/><text:span text:style-name="T1">3. </text:span>Fornecer nome <text:span text:style-name="T77">de usuário</text:span>;</text:p>
            <text:p text:style-name="P40"><text:s text:c="25"/><text:span text:style-name="T1">4. </text:span><text:span text:style-name="T28">Clicar em “</text:span><text:span text:style-name="T30">S</text:span><text:span text:style-name="T28">enha”</text:span>;</text:p>
            <text:p text:style-name="P40"><text:soft-page-break/><text:s text:c="25"/><text:span text:style-name="T1">5.</text:span> <text:span text:style-name="T77">Fornecer a senha</text:span>;</text:p>
            <text:p text:style-name="P40"><text:s text:c="25"/><text:span text:style-name="T1">6.</text:span> <text:span text:style-name="T79">Clicar em “Realizar modificações”;</text:span></text:p>
            <text:p text:style-name="P40"><text:s text:c="25"/><text:span text:style-name="T12">7</text:span><text:span text:style-name="T9">. </text:span><text:span text:style-name="T61">M</text:span><text:span text:style-name="T62">odificar dados que se deseja alterar</text:span><text:span text:style-name="T40">;</text:span></text:p>
            <text:p text:style-name="P40"><text:span text:style-name="T40"><text:s text:c="25"/></text:span><text:span text:style-name="T13">8. </text:span><text:span text:style-name="T61">Fornecer o CPF para confirmar autenticidade</text:span></text:p>
            <text:p text:style-name="P72"><text:span text:style-name="T40"><text:s text:c="25"/></text:span><text:span text:style-name="T106">9</text:span><text:span text:style-name="T98">. </text:span><text:span text:style-name="T61">C</text:span><text:span text:style-name="T55">licar em “</text:span><text:span text:style-name="T61">Confirmar alterações</text:span><text:span text:style-name="T55">”</text:span><text:span text:style-name="T40">;</text:span></text:p>
          </table:table-cell>
        </table:table-row>
        <table:table-row table:style-name="Tabela15.1">
          <table:table-cell table:style-name="Tabela15.A4" office:value-type="string">
            <text:p text:style-name="P73">Fluxo alternativo: <text:span text:style-name="T100">1 </text:span><text:span text:style-name="T95">a: </text:span><text:span text:style-name="T91">A visualização da agenda pode estar temporariamente fora do ar</text:span><text:span text:style-name="T88">:</text:span></text:p>
            <text:p text:style-name="P86"><text:s text:c="42"/>1- Pedir para que o <text:span text:style-name="T111">o usuário tente </text:span>o acesso mais tarde;</text:p>
            <text:p text:style-name="P81"><text:s text:c="42"/>2- O caso de uso termina;</text:p>
            <text:p text:style-name="P73"><text:span text:style-name="T97"><text:s text:c="32"/></text:span><text:span text:style-name="T107">8</text:span><text:span text:style-name="T83"> </text:span><text:span text:style-name="T95">a: </text:span><text:span text:style-name="T88">O CPF informado não </text:span><text:span text:style-name="T94">se encontra no sistema</text:span><text:span text:style-name="T88">:</text:span></text:p>
            <text:p text:style-name="P86"><text:s text:c="42"/>1- Pedir para que o CPF seja digitado novamente;</text:p>
            <text:p text:style-name="P81"><text:s text:c="42"/>2- Caso o erro persista informar ao <text:span text:style-name="T118">cidadão que ele deve se cadastrar no sistema para que depois alterações possam ser feitas;</text:span></text:p>
            <text:p text:style-name="P81"><text:s text:c="42"/><text:span text:style-name="T118">3- O caso de uso termina.</text:span></text:p>
          </table:table-cell>
        </table:table-row>
      </table:table>
      <text:p text:style-name="P27"/>
      <table:table table:name="Tabela16" table:style-name="Tabela16">
        <table:table-column table:style-name="Tabela16.A"/>
        <table:table-row table:style-name="Tabela16.1">
          <table:table-cell table:style-name="Tabela16.A1" office:value-type="string">
            <text:p text:style-name="P5"><text:span text:style-name="T1">C</text:span><text:span text:style-name="T2">DU</text:span><text:span text:style-name="T25">12</text:span><text:span text:style-name="T1">:</text:span><text:span text:style-name="T15"> </text:span><text:span text:style-name="T63">Consultar hospitais próximos que estão oferecendo vacina</text:span></text:p>
          </table:table-cell>
        </table:table-row>
        <table:table-row table:style-name="Tabela16.1">
          <table:table-cell table:style-name="Tabela16.A1" office:value-type="string">
            <text:p text:style-name="P5"><text:span text:style-name="T1">Ator(es) principal(ais): </text:span><text:span text:style-name="T38">Cidadão</text:span></text:p>
          </table:table-cell>
        </table:table-row>
        <table:table-row table:style-name="Tabela16.1">
          <table:table-cell table:style-name="Tabela16.A1" office:value-type="string">
            <text:p text:style-name="P5"><text:span text:style-name="T1">Pré-condições: </text:span>Ter o aplicativo instalado em um dispositivo móvel ou <text:span text:style-name="T80">acesso à página</text:span> WEB do Sistema; <text:span text:style-name="T79">Possuir cadastrado efetivado no sistema como Cidadão.</text:span></text:p>
          </table:table-cell>
        </table:table-row>
        <table:table-row table:style-name="Tabela16.1">
          <table:table-cell table:style-name="Tabela16.A4" office:value-type="string">
            <text:p text:style-name="P13">Garantia de Sucesso: <text:span text:style-name="T64">Visualizar mapa com as unidades que disponibilizam determinada vacina.</text:span></text:p>
          </table:table-cell>
        </table:table-row>
        <table:table-row table:style-name="Tabela16.1">
          <table:table-cell table:style-name="Tabela16.A1" office:value-type="string">
            <text:p text:style-name="P74">Fluxo básico: 1. <text:span text:style-name="T39">I</text:span><text:span text:style-name="T26">niciar o aplicativo ou acessar pela página Web; </text:span></text:p>
            <text:p text:style-name="P41"><text:span text:style-name="T1"><text:s text:c="25"/>2. </text:span>Clicar em “<text:span text:style-name="T77">Login”</text:span>;</text:p>
            <text:p text:style-name="P41"><text:s text:c="25"/><text:span text:style-name="T1">3. </text:span>Fornecer nome <text:span text:style-name="T77">de usuário</text:span>;</text:p>
            <text:p text:style-name="P41"><text:s text:c="25"/><text:span text:style-name="T1">4. </text:span><text:span text:style-name="T28">Clicar em “</text:span><text:span text:style-name="T30">S</text:span><text:span text:style-name="T28">enha”</text:span>;</text:p>
            <text:p text:style-name="P41"><text:s text:c="25"/><text:span text:style-name="T1">5.</text:span> <text:span text:style-name="T77">Fornecer a senha</text:span>;</text:p>
            <text:p text:style-name="P41"><text:s text:c="25"/><text:span text:style-name="T1">6.</text:span> <text:span text:style-name="T79">Clicar em “Abrir mapa”;</text:span></text:p>
            <text:p text:style-name="P41"><text:s text:c="25"/><text:span text:style-name="T12">7</text:span><text:span text:style-name="T9">. </text:span><text:span text:style-name="T65">Permitir que aplicação use dados de localização</text:span><text:span text:style-name="T40">;</text:span></text:p>
            <text:p text:style-name="P41"><text:span text:style-name="T40"><text:s text:c="25"/></text:span><text:span text:style-name="T13">8. </text:span><text:span text:style-name="T65">Clicar em determinada unidade de saúde;</text:span></text:p>
            <text:p text:style-name="P74"><text:span text:style-name="T40"><text:s text:c="25"/></text:span><text:span text:style-name="T106">9</text:span><text:span text:style-name="T98">. </text:span><text:span text:style-name="T65">Verificar quais as vacinas daquela unidade próxima ao cidadão</text:span><text:span text:style-name="T40">;</text:span></text:p>
          </table:table-cell>
        </table:table-row>
        <table:table-row table:style-name="Tabela16.1">
          <table:table-cell table:style-name="Tabela16.A1" office:value-type="string">
            <text:p text:style-name="P14">Fluxo alternativo: <text:s text:c="5"/><text:span text:style-name="T119">9 a: </text:span><text:span text:style-name="T66">A vacina desejada não está disponível na unidade de saúde <text:s text:c="21"/></text:span></text:p>
            <text:p text:style-name="P75"><text:span text:style-name="T66"><text:s text:c="37"/>escolhida:</text:span></text:p>
            <text:p text:style-name="P75"><text:span text:style-name="T66"><text:s text:c="49"/>1- Clicar sobre outra unidade mais próxima;</text:span></text:p>
            <text:p text:style-name="P75"><text:span text:style-name="T66"><text:s text:c="49"/>2- Verificar se ela possui a vacina desejada;</text:span></text:p>
            <text:p text:style-name="P75"><text:span text:style-name="T66"><text:s text:c="49"/>3- O caso de uso é finalizado. </text:span></text:p>
            <text:p text:style-name="P14"><text:span text:style-name="T66"/></text:p>
          </table:table-cell>
        </table:table-row>
        <table:table-row table:style-name="Tabela16.1">
          <table:table-cell table:style-name="Tabela16.A4" office:value-type="string">
            <text:p text:style-name="P13">Frequência: <text:span text:style-name="T67">Alta</text:span></text:p>
          </table:table-cell>
        </table:table-row>
      </table:table>
      <text:p text:style-name="P27"/>
      <table:table table:name="Tabela17" table:style-name="Tabela17">
        <table:table-column table:style-name="Tabela17.A"/>
        <table:table-row table:style-name="Tabela17.1">
          <table:table-cell table:style-name="Tabela17.A1" office:value-type="string">
            <text:p text:style-name="P5"><text:span text:style-name="T1">C</text:span><text:span text:style-name="T2">DU</text:span><text:span text:style-name="T25">13</text:span><text:span text:style-name="T1">:</text:span><text:span text:style-name="T15"> </text:span><text:span text:style-name="T68">Marcar vacina como tomada;</text:span></text:p>
          </table:table-cell>
        </table:table-row>
        <table:table-row table:style-name="Tabela17.1">
          <table:table-cell table:style-name="Tabela17.A1" office:value-type="string">
            <text:p text:style-name="P5"><text:span text:style-name="T1">Ator(es) principal(ais): </text:span><text:span text:style-name="T28">F</text:span><text:span text:style-name="T38">uncionário(Hospital) </text:span></text:p>
          </table:table-cell>
        </table:table-row>
        <table:table-row table:style-name="Tabela17.1">
          <table:table-cell table:style-name="Tabela17.A1" office:value-type="string">
            <text:p text:style-name="P5"><text:span text:style-name="T1">Pré-condições: </text:span>Ter o aplicativo instalado em um dispositivo móvel ou <text:span text:style-name="T80">acesso à página</text:span> WEB do Sistema; <text:span text:style-name="T79">Possuir cadastrado efetivado no sistema como funcionário do hospital.</text:span></text:p>
          </table:table-cell>
        </table:table-row>
        <table:table-row table:style-name="Tabela17.1">
          <table:table-cell table:style-name="Tabela17.A4" office:value-type="string">
            <text:p text:style-name="P13">Garantia de Sucesso: <text:span text:style-name="T69">Mensagem informando que vacina foi registrada com sucesso.</text:span></text:p>
          </table:table-cell>
        </table:table-row>
        <text:soft-page-break/>
        <table:table-row table:style-name="Tabela17.1">
          <table:table-cell table:style-name="Tabela17.A1" office:value-type="string">
            <text:p text:style-name="P76">Fluxo básico: 1. <text:span text:style-name="T39">I</text:span><text:span text:style-name="T26">niciar o aplicativo ou acessar pela página Web; </text:span></text:p>
            <text:p text:style-name="P42"><text:span text:style-name="T1"><text:s text:c="25"/>2. </text:span>Clicar em “<text:span text:style-name="T77">Login”</text:span>;</text:p>
            <text:p text:style-name="P42"><text:s text:c="25"/><text:span text:style-name="T1">3. </text:span>Fornecer nome <text:span text:style-name="T77">de usuário</text:span>;</text:p>
            <text:p text:style-name="P42"><text:s text:c="25"/><text:span text:style-name="T1">4. </text:span><text:span text:style-name="T28">Clicar em “</text:span><text:span text:style-name="T30">S</text:span><text:span text:style-name="T28">enha”</text:span>;</text:p>
            <text:p text:style-name="P42"><text:s text:c="25"/><text:span text:style-name="T1">5.</text:span> <text:span text:style-name="T77">Fornecer a senha</text:span>;</text:p>
            <text:p text:style-name="P42"><text:s text:c="25"/><text:span text:style-name="T1">6.</text:span> <text:span text:style-name="T120">Informar o CPF do cidadão que recebeu a vacina;</text:span></text:p>
            <text:p text:style-name="P42"><text:s text:c="25"/><text:span text:style-name="T12">7</text:span><text:span text:style-name="T9">.</text:span><text:span text:style-name="T40"> </text:span><text:span text:style-name="T30">Clicar em “Registrar Vacina aplicada”</text:span><text:span text:style-name="T9"> </text:span><text:span text:style-name="T40">;</text:span></text:p>
            <text:p text:style-name="P42"><text:span text:style-name="T40"><text:s text:c="25"/></text:span><text:span text:style-name="T13">8. </text:span><text:span text:style-name="T69">Escolher qual o tipo da vacina tomada;</text:span></text:p>
            <text:p text:style-name="P76"><text:span text:style-name="T40"><text:s text:c="25"/></text:span><text:span text:style-name="T106">9</text:span><text:span text:style-name="T98">. </text:span><text:span text:style-name="T61">C</text:span><text:span text:style-name="T55">licar e</text:span><text:span text:style-name="T69">m “Lote da Vacina”</text:span><text:span text:style-name="T40">;</text:span></text:p>
            <text:p text:style-name="P76"><text:span text:style-name="T40"><text:s text:c="25"/></text:span><text:span text:style-name="T108">10.</text:span><text:span text:style-name="T69"> Digitar o lote da vacina aplicada;</text:span></text:p>
            <text:p text:style-name="P76"><text:span text:style-name="T69"><text:s text:c="25"/></text:span><text:span text:style-name="T108">11. </text:span><text:span text:style-name="T69">Digitar a data da próxima a dose a ser tomada;</text:span></text:p>
            <text:p text:style-name="P76"><text:span text:style-name="T69"><text:s text:c="25"/></text:span><text:span text:style-name="T108">12. </text:span><text:span text:style-name="T69">Confirmar as alterações feitas.</text:span></text:p>
          </table:table-cell>
        </table:table-row>
        <table:table-row table:style-name="Tabela17.1">
          <table:table-cell table:style-name="Tabela17.A1" office:value-type="string">
            <text:p text:style-name="P14">Fluxo alternativo: </text:p>
          </table:table-cell>
        </table:table-row>
        <table:table-row table:style-name="Tabela17.1">
          <table:table-cell table:style-name="Tabela17.A4" office:value-type="string">
            <text:p text:style-name="P13">Frequência: <text:span text:style-name="T70">Alta.</text:span></text:p>
          </table:table-cell>
        </table:table-row>
      </table:table>
      <text:p text:style-name="P27"/>
      <text:p text:style-name="P27"/>
      <table:table table:name="Tabela18" table:style-name="Tabela18">
        <table:table-column table:style-name="Tabela18.A"/>
        <table:table-row table:style-name="Tabela18.1">
          <table:table-cell table:style-name="Tabela18.A1" office:value-type="string">
            <text:p text:style-name="P5"><text:span text:style-name="T1">C</text:span><text:span text:style-name="T2">DU</text:span><text:span text:style-name="T16">1</text:span><text:span text:style-name="T25">4</text:span><text:span text:style-name="T1">:</text:span><text:span text:style-name="T15"> </text:span><text:span text:style-name="T71">Criar um lembrete para o período de vacinação </text:span><text:span text:style-name="T38">.</text:span></text:p>
          </table:table-cell>
        </table:table-row>
        <table:table-row table:style-name="Tabela18.1">
          <table:table-cell table:style-name="Tabela18.A1" office:value-type="string">
            <text:p text:style-name="P5"><text:span text:style-name="T1">Ator(es) principal(ais): </text:span><text:span text:style-name="T71">Cidadão</text:span><text:span text:style-name="T38">.</text:span></text:p>
          </table:table-cell>
        </table:table-row>
        <table:table-row table:style-name="Tabela18.1">
          <table:table-cell table:style-name="Tabela18.A1" office:value-type="string">
            <text:p text:style-name="P5"><text:span text:style-name="T1">Pré-condições: </text:span>Ter o aplicativo instalado em um dispositivo móvel ou <text:span text:style-name="T80">acesso à página</text:span> WEB do Sistema; <text:span text:style-name="T79">Possuir cadastrado efetivado no sistema como Cidadão.</text:span></text:p>
          </table:table-cell>
        </table:table-row>
        <table:table-row table:style-name="Tabela18.1">
          <table:table-cell table:style-name="Tabela18.A4" office:value-type="string">
            <text:p text:style-name="P13">Garantia de Sucesso: <text:span text:style-name="T72">Mensagem informando que </text:span><text:span text:style-name="T74">lem</text:span><text:span text:style-name="T72">brete foi salvo</text:span><text:span text:style-name="T73"> com sucesso.</text:span></text:p>
          </table:table-cell>
        </table:table-row>
        <table:table-row table:style-name="Tabela18.1">
          <table:table-cell table:style-name="Tabela18.A1" office:value-type="string">
            <text:p text:style-name="P77">Fluxo básico: 1. <text:span text:style-name="T39">I</text:span><text:span text:style-name="T26">niciar o aplicativo ou acessar pela página Web; </text:span></text:p>
            <text:p text:style-name="P43"><text:span text:style-name="T1"><text:s text:c="25"/>2. </text:span>Clicar em “<text:span text:style-name="T77">Login”</text:span>;</text:p>
            <text:p text:style-name="P43"><text:s text:c="25"/><text:span text:style-name="T1">3. </text:span>Fornecer nome <text:span text:style-name="T77">de usuário</text:span>;</text:p>
            <text:p text:style-name="P43"><text:s text:c="25"/><text:span text:style-name="T1">4. </text:span><text:span text:style-name="T28">Clicar em “</text:span><text:span text:style-name="T30">S</text:span><text:span text:style-name="T28">enha”</text:span>;</text:p>
            <text:p text:style-name="P43"><text:s text:c="25"/><text:span text:style-name="T1">5.</text:span> <text:span text:style-name="T77">Fornecer a senha</text:span>;</text:p>
            <text:p text:style-name="P43"><text:s text:c="25"/><text:span text:style-name="T1">6.</text:span> <text:span text:style-name="T121">Clicar sobre “Agenda de vacinação”;</text:span></text:p>
            <text:p text:style-name="P43"><text:s text:c="25"/><text:span text:style-name="T12">7</text:span><text:span text:style-name="T9">.</text:span><text:span text:style-name="T40"> </text:span><text:span text:style-name="T75">Escolher para qual período se deseja criar lembrete</text:span><text:span text:style-name="T9"> </text:span><text:span text:style-name="T40">;</text:span></text:p>
            <text:p text:style-name="P43"><text:span text:style-name="T40"><text:s text:c="25"/></text:span><text:span text:style-name="T13">8. </text:span><text:span text:style-name="T75">Clicar em “Criar lembrete”</text:span><text:span text:style-name="T69">;</text:span></text:p>
            <text:p text:style-name="P77"><text:span text:style-name="T40"><text:s text:c="25"/></text:span><text:span text:style-name="T106">9</text:span><text:span text:style-name="T98">. </text:span><text:span text:style-name="T61">C</text:span><text:span text:style-name="T55">lic</text:span><text:span text:style-name="T75">ar em “Salvar”</text:span><text:span text:style-name="T40">;</text:span></text:p>
          </table:table-cell>
        </table:table-row>
        <table:table-row table:style-name="Tabela18.1">
          <table:table-cell table:style-name="Tabela18.A1" office:value-type="string">
            <text:p text:style-name="P78">Fluxo alternativo: <text:span text:style-name="T122">6</text:span><text:span text:style-name="T100"> </text:span><text:span text:style-name="T95">a: </text:span><text:span text:style-name="T91">A visualização da agenda pode estar temporariamente fora do ar</text:span><text:span text:style-name="T88">:</text:span></text:p>
            <text:p text:style-name="P87"><text:s text:c="42"/>1- Pedir para que o <text:span text:style-name="T111">o usuário tente </text:span>o acesso mais tarde;</text:p>
            <text:p text:style-name="P82"><text:s text:c="42"/>2- O caso de uso termina;</text:p>
          </table:table-cell>
        </table:table-row>
        <table:table-row table:style-name="Tabela18.1">
          <table:table-cell table:style-name="Tabela18.A4" office:value-type="string">
            <text:p text:style-name="P13">Frequência: <text:span text:style-name="T76">Alta.</text:span></text:p>
          </table:table-cell>
        </table:table-row>
      </table:table>
      <text:p text:style-name="P27"/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nux Libertine G" svg:font-family="'Linux Libertine G'" style:font-pitch="variable"/>
    <style:font-face style:name="Arial" svg:font-family="Arial" style:font-family-generic="roman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Arial1" svg:font-family="Arial" style:font-family-generic="system" style:font-pitch="variable"/>
    <style:font-face style:name="Linux Libertine G1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1" style:font-family-asian="'Linux Libertine G'" style:font-family-generic-asian="system" style:font-pitch-asian="variable" style:font-size-asian="14pt" style:font-name-complex="Linux Libertine G1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9-09-21T23:49:43.215239878</dc:date>
    <meta:editing-duration>PT3H9S</meta:editing-duration>
    <meta:editing-cycles>63</meta:editing-cycles>
    <meta:document-statistic meta:table-count="15" meta:image-count="0" meta:object-count="0" meta:page-count="14" meta:paragraph-count="446" meta:word-count="3612" meta:character-count="31331" meta:non-whitespace-character-count="19207"/>
  </office:meta>
</office:document-meta>
</file>